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>
            <text:p>MATERIAL</text:p>
          </table:table-cell>
          <table:table-cell table:style-name="ce1" office:value-type="string">
            <text:p>BATCH</text:p>
          </table:table-cell>
          <table:table-cell office:value-type="string">
            <text:p>SLOC</text:p>
          </table:table-cell>
          <table:table-cell table:style-name="ce1" office:value-type="string">
            <text:p>MATERIAL DESCRIPTION</text:p>
          </table:table-cell>
          <table:table-cell office:value-type="string">
            <text:p>NET WEIGHT</text:p>
          </table:table-cell>
          <table:table-cell office:value-type="string">
            <text:p>QUANTITY</text:p>
          </table:table-cell>
          <table:table-cell office:value-type="string">
            <text:p>WEIGHT UNIT</text:p>
          </table:table-cell>
          <table:table-cell table:style-name="ce1" office:value-type="string">
            <text:p>SPEC</text:p>
          </table:table-cell>
          <table:table-cell office:value-type="string">
            <text:p>CR NUMBER</text:p>
          </table:table-cell>
          <table:table-cell office:value-type="string">
            <text:p>MILLS</text:p>
          </table:table-cell>
          <table:table-cell office:value-type="string">
            <text:p>LOCATION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float" office:value="13009359">
            <text:p>13009359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5070">
            <text:p>50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09359">
            <text:p>13009359</text:p>
          </table:table-cell>
          <table:table-cell office:value-type="string">
            <text:p>BHUSHAN STEEL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652377VB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3890">
            <text:p>389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652377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716264VB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3220">
            <text:p>322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716264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798974VBA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5640">
            <text:p>564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798974VB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821879VA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785">
            <text:p>878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79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821880VBA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225">
            <text:p>822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80VB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821883VA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880">
            <text:p>88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83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05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350">
            <text:p>9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07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150">
            <text:p>91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08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230">
            <text:p>92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12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710">
            <text:p>97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1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13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990">
            <text:p>89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1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316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630">
            <text:p>96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1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03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670">
            <text:p>96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06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500">
            <text:p>95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07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060">
            <text:p>9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08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650">
            <text:p>86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09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8910">
            <text:p>89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0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C17508L610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9140">
            <text:p>91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6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DB0009002R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4662">
            <text:p>4662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DB0009002R</text:p>
          </table:table-cell>
          <table:table-cell office:value-type="string">
            <text:p>Essar</text:p>
          </table:table-cell>
          <table:table-cell office:value-type="string">
            <text:p>G-21A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DE0323001R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7880">
            <text:p>7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DE0323001R</text:p>
          </table:table-cell>
          <table:table-cell office:value-type="string">
            <text:p>Essar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DF0400003J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5000">
            <text:p>5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DF0400003J</text:p>
          </table:table-cell>
          <table:table-cell office:value-type="string">
            <text:p>Essar</text:p>
          </table:table-cell>
          <table:table-cell office:value-type="string">
            <text:p>B-9</text:p>
          </table:table-cell>
          <table:table-cell/>
        </table:table-row>
        <table:table-row table:style-name="ro1">
          <table:table-cell office:value-type="string">
            <text:p>CR0201000</text:p>
          </table:table-cell>
          <table:table-cell office:value-type="string">
            <text:p>DF0659002J</text:p>
          </table:table-cell>
          <table:table-cell office:value-type="float" office:value="0">
            <text:p>0</text:p>
          </table:table-cell>
          <table:table-cell office:value-type="string">
            <text:p>CRC 0,20 X 1000 X C</text:p>
          </table:table-cell>
          <table:table-cell table:number-columns-repeated="2" office:value-type="float" office:value="5300">
            <text:p>5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DF0659002J</text:p>
          </table:table-cell>
          <table:table-cell office:value-type="string">
            <text:p>Essar</text:p>
          </table:table-cell>
          <table:table-cell office:value-type="string">
            <text:p>H-29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000 X C</text:p>
          </table:table-cell>
          <table:table-cell table:number-columns-repeated="2" office:value-type="float" office:value="177542">
            <text:p>177542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1035</text:p>
          </table:table-cell>
          <table:table-cell office:value-type="float" office:value="60370887">
            <text:p>60370887</text:p>
          </table:table-cell>
          <table:table-cell office:value-type="float" office:value="0">
            <text:p>0</text:p>
          </table:table-cell>
          <table:table-cell office:value-type="string">
            <text:p>CRC 0,20 X 1035 X C</text:p>
          </table:table-cell>
          <table:table-cell table:number-columns-repeated="2" office:value-type="float" office:value="1556">
            <text:p>1556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60370887">
            <text:p>60370887</text:p>
          </table:table-cell>
          <table:table-cell office:value-type="string">
            <text:p>Crystal Color</text:p>
          </table:table-cell>
          <table:table-cell office:value-type="string">
            <text:p>I - 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035 X C</text:p>
          </table:table-cell>
          <table:table-cell table:number-columns-repeated="2" office:value-type="float" office:value="1556">
            <text:p>1556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1040</text:p>
          </table:table-cell>
          <table:table-cell office:value-type="float" office:value="13026301">
            <text:p>1302630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080">
            <text:p>70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1">
            <text:p>1302630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2">
            <text:p>1302630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100">
            <text:p>61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2">
            <text:p>1302630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3">
            <text:p>1302630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460">
            <text:p>7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3">
            <text:p>1302630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4">
            <text:p>1302630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60">
            <text:p>7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4">
            <text:p>1302630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5">
            <text:p>1302630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870">
            <text:p>68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5">
            <text:p>1302630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6">
            <text:p>1302630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040">
            <text:p>7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6">
            <text:p>1302630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7">
            <text:p>1302630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500">
            <text:p>75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7">
            <text:p>1302630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8">
            <text:p>1302630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720">
            <text:p>77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8">
            <text:p>1302630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09">
            <text:p>1302630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460">
            <text:p>6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09">
            <text:p>1302630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0">
            <text:p>1302631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730">
            <text:p>67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0">
            <text:p>1302631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1">
            <text:p>1302631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20">
            <text:p>7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1">
            <text:p>1302631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2">
            <text:p>1302631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60">
            <text:p>71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2">
            <text:p>1302631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3">
            <text:p>1302631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580">
            <text:p>75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3">
            <text:p>1302631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4">
            <text:p>1302631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00">
            <text:p>7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4">
            <text:p>1302631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5">
            <text:p>1302631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90">
            <text:p>73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5">
            <text:p>1302631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6">
            <text:p>1302631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70">
            <text:p>7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6">
            <text:p>1302631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7">
            <text:p>1302631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430">
            <text:p>7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7">
            <text:p>1302631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8">
            <text:p>1302631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80">
            <text:p>73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8">
            <text:p>1302631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19">
            <text:p>1302631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550">
            <text:p>7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19">
            <text:p>1302631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0">
            <text:p>1302632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460">
            <text:p>6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0">
            <text:p>1302632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1">
            <text:p>1302632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90">
            <text:p>71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1">
            <text:p>1302632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2">
            <text:p>1302632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50">
            <text:p>7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2">
            <text:p>1302632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3">
            <text:p>1302632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00">
            <text:p>7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3">
            <text:p>1302632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4">
            <text:p>1302632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480">
            <text:p>74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4">
            <text:p>1302632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5">
            <text:p>1302632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400">
            <text:p>7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5">
            <text:p>1302632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6">
            <text:p>1302632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90">
            <text:p>73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6">
            <text:p>1302632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7">
            <text:p>1302632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80">
            <text:p>7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7">
            <text:p>1302632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8">
            <text:p>1302632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640">
            <text:p>6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8">
            <text:p>1302632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29">
            <text:p>1302632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780">
            <text:p>67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29">
            <text:p>1302632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0">
            <text:p>1302633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65">
            <text:p>72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0">
            <text:p>1302633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1">
            <text:p>1302633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70">
            <text:p>7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1">
            <text:p>1302633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2">
            <text:p>1302633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90">
            <text:p>72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2">
            <text:p>1302633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3">
            <text:p>1302633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400">
            <text:p>5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3">
            <text:p>1302633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4">
            <text:p>1302633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70">
            <text:p>7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4">
            <text:p>1302633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5">
            <text:p>1302633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80">
            <text:p>7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5">
            <text:p>1302633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6">
            <text:p>1302633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80">
            <text:p>73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6">
            <text:p>1302633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7">
            <text:p>1302633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730">
            <text:p>67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7">
            <text:p>1302633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8">
            <text:p>1302633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90">
            <text:p>72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8">
            <text:p>1302633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39">
            <text:p>1302633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20">
            <text:p>73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39">
            <text:p>1302633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0">
            <text:p>1302634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60">
            <text:p>7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0">
            <text:p>1302634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1">
            <text:p>1302634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550">
            <text:p>6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1">
            <text:p>1302634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2">
            <text:p>1302634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50">
            <text:p>7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2">
            <text:p>1302634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3">
            <text:p>1302634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00">
            <text:p>7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3">
            <text:p>1302634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4">
            <text:p>1302634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490">
            <text:p>64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4">
            <text:p>1302634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5">
            <text:p>1302634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560">
            <text:p>65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5">
            <text:p>1302634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6">
            <text:p>1302634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80">
            <text:p>7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6">
            <text:p>1302634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7">
            <text:p>1302634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640">
            <text:p>7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7">
            <text:p>1302634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8">
            <text:p>1302634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880">
            <text:p>6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8">
            <text:p>1302634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49">
            <text:p>1302634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555">
            <text:p>65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49">
            <text:p>1302634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0">
            <text:p>1302635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590">
            <text:p>65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0">
            <text:p>1302635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1">
            <text:p>1302635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680">
            <text:p>66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1">
            <text:p>1302635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2">
            <text:p>1302635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20">
            <text:p>7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2">
            <text:p>1302635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3">
            <text:p>1302635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000">
            <text:p>7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3">
            <text:p>1302635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4">
            <text:p>1302635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660">
            <text:p>7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4">
            <text:p>1302635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5">
            <text:p>1302635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20">
            <text:p>7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5">
            <text:p>1302635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6">
            <text:p>1302635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10">
            <text:p>7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6">
            <text:p>1302635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7">
            <text:p>1302635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00">
            <text:p>7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7">
            <text:p>1302635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8">
            <text:p>1302635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40">
            <text:p>72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8">
            <text:p>1302635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59">
            <text:p>1302635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410">
            <text:p>74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59">
            <text:p>1302635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0">
            <text:p>1302636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600">
            <text:p>6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0">
            <text:p>1302636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1">
            <text:p>1302636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620">
            <text:p>66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1">
            <text:p>1302636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2">
            <text:p>1302636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800">
            <text:p>68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2">
            <text:p>1302636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3">
            <text:p>1302636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55">
            <text:p>73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3">
            <text:p>1302636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4">
            <text:p>1302636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115">
            <text:p>71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4">
            <text:p>1302636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5">
            <text:p>1302636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420">
            <text:p>5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5">
            <text:p>1302636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6">
            <text:p>13026366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000">
            <text:p>5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6">
            <text:p>1302636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7">
            <text:p>1302636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815">
            <text:p>58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7">
            <text:p>1302636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8">
            <text:p>1302636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245">
            <text:p>72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8">
            <text:p>1302636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69">
            <text:p>1302636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600">
            <text:p>5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69">
            <text:p>1302636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70">
            <text:p>1302637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360">
            <text:p>5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70">
            <text:p>1302637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71">
            <text:p>1302637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385">
            <text:p>53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71">
            <text:p>1302637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float" office:value="13026372">
            <text:p>1302637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450">
            <text:p>54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372">
            <text:p>1302637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668799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3270">
            <text:p>327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668799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796112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585">
            <text:p>758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96112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798965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360">
            <text:p>83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98965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798965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450">
            <text:p>84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98965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798968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280">
            <text:p>82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98968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02776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270">
            <text:p>82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02776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02777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460">
            <text:p>94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02777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06165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14970">
            <text:p>1497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6165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0575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05">
            <text:p>920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0575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0786VBC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5630">
            <text:p>563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0786VBC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490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180">
            <text:p>81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490VA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492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320">
            <text:p>83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492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58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310">
            <text:p>93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58VA</text:p>
          </table:table-cell>
          <table:table-cell office:value-type="string">
            <text:p>KS ( Krakatau Steel )</text:p>
          </table:table-cell>
          <table:table-cell office:value-type="string">
            <text:p>H-6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58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10">
            <text:p>92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58VB</text:p>
          </table:table-cell>
          <table:table-cell office:value-type="string">
            <text:p>KS ( Krakatau Steel )</text:p>
          </table:table-cell>
          <table:table-cell office:value-type="string">
            <text:p>H-5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61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90">
            <text:p>92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61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62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620">
            <text:p>86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62VA</text:p>
          </table:table-cell>
          <table:table-cell office:value-type="string">
            <text:p>KS ( Krakatau Steel )</text:p>
          </table:table-cell>
          <table:table-cell office:value-type="string">
            <text:p>I-08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63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70">
            <text:p>92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63VA</text:p>
          </table:table-cell>
          <table:table-cell office:value-type="string">
            <text:p>KS ( Krakatau Steel )</text:p>
          </table:table-cell>
          <table:table-cell office:value-type="string">
            <text:p>H-2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2863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360">
            <text:p>93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2863VB</text:p>
          </table:table-cell>
          <table:table-cell office:value-type="string">
            <text:p>KS ( Krakatau Steel )</text:p>
          </table:table-cell>
          <table:table-cell office:value-type="string">
            <text:p>H-3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4360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110">
            <text:p>91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4360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5057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370">
            <text:p>93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5057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5058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4080">
            <text:p>408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5058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5859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6800">
            <text:p>68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5859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6057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410">
            <text:p>94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6057VA</text:p>
          </table:table-cell>
          <table:table-cell office:value-type="string">
            <text:p>KS ( Krakatau Steel )</text:p>
          </table:table-cell>
          <table:table-cell office:value-type="string">
            <text:p>H-2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6058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8970">
            <text:p>89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6058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17199V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030">
            <text:p>90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7199VA</text:p>
          </table:table-cell>
          <table:table-cell office:value-type="string">
            <text:p>KS ( Krakatau Steel )</text:p>
          </table:table-cell>
          <table:table-cell office:value-type="string">
            <text:p>H-2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0050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860">
            <text:p>78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0050VB</text:p>
          </table:table-cell>
          <table:table-cell office:value-type="string">
            <text:p>KS ( Krakatau Steel )</text:p>
          </table:table-cell>
          <table:table-cell office:value-type="string">
            <text:p>H-3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0052VB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860">
            <text:p>78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0052VBA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0669VAA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380">
            <text:p>738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0669VA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1879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410">
            <text:p>94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79VB</text:p>
          </table:table-cell>
          <table:table-cell office:value-type="string">
            <text:p>KS ( Krakatau Steel )</text:p>
          </table:table-cell>
          <table:table-cell office:value-type="string">
            <text:p>D-6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1881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30">
            <text:p>92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81VB</text:p>
          </table:table-cell>
          <table:table-cell office:value-type="string">
            <text:p>KS ( Krakatau Steel )</text:p>
          </table:table-cell>
          <table:table-cell office:value-type="string">
            <text:p>D-7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1882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4215">
            <text:p>421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1882VB</text:p>
          </table:table-cell>
          <table:table-cell office:value-type="string">
            <text:p>KS ( Krakatau Steel )</text:p>
          </table:table-cell>
          <table:table-cell office:value-type="string">
            <text:p>B-24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821883VB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200">
            <text:p>92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1883VB</text:p>
          </table:table-cell>
          <table:table-cell office:value-type="string">
            <text:p>KS ( Krakatau Steel )</text:p>
          </table:table-cell>
          <table:table-cell office:value-type="string">
            <text:p>B-12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80">
            <text:p>97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580">
            <text:p>95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60">
            <text:p>9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5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60">
            <text:p>9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830">
            <text:p>98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800">
            <text:p>98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0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50">
            <text:p>97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0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0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40">
            <text:p>9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40">
            <text:p>9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10">
            <text:p>97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920">
            <text:p>79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7980">
            <text:p>79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7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50">
            <text:p>96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8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810">
            <text:p>98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7L619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30">
            <text:p>97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7L61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301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80">
            <text:p>96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30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90">
            <text:p>96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30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80">
            <text:p>96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30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770">
            <text:p>97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30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C03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690">
            <text:p>96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C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08LC04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550">
            <text:p>9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8LC0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040</text:p>
          </table:table-cell>
          <table:table-cell office:value-type="string">
            <text:p>C17510L002</text:p>
          </table:table-cell>
          <table:table-cell office:value-type="float" office:value="0">
            <text:p>0</text:p>
          </table:table-cell>
          <table:table-cell office:value-type="string">
            <text:p>CRC 0,20 X 1040 X C</text:p>
          </table:table-cell>
          <table:table-cell table:number-columns-repeated="2" office:value-type="float" office:value="9840">
            <text:p>9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0L0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040 X C</text:p>
          </table:table-cell>
          <table:table-cell table:number-columns-repeated="2" office:value-type="float" office:value="976330">
            <text:p>97633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1060</text:p>
          </table:table-cell>
          <table:table-cell office:value-type="string">
            <text:p>366459A</text:p>
          </table:table-cell>
          <table:table-cell office:value-type="float" office:value="0">
            <text:p>0</text:p>
          </table:table-cell>
          <table:table-cell office:value-type="string">
            <text:p>CRC 0,20 X 1060 X C</text:p>
          </table:table-cell>
          <table:table-cell table:number-columns-repeated="2" office:value-type="float" office:value="9220">
            <text:p>92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66459A</text:p>
          </table:table-cell>
          <table:table-cell office:value-type="string">
            <text:p>KS ( Krakatau Steel )</text:p>
          </table:table-cell>
          <table:table-cell office:value-type="string">
            <text:p>SPART PAR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060 X C</text:p>
          </table:table-cell>
          <table:table-cell table:number-columns-repeated="2" office:value-type="float" office:value="9220">
            <text:p>922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1140</text:p>
          </table:table-cell>
          <table:table-cell office:value-type="float" office:value="13026401">
            <text:p>1302640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95">
            <text:p>58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1">
            <text:p>1302640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2">
            <text:p>1302640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75">
            <text:p>58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2">
            <text:p>1302640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3">
            <text:p>1302640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465">
            <text:p>44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3">
            <text:p>1302640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4">
            <text:p>1302640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215">
            <text:p>62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4">
            <text:p>1302640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5">
            <text:p>1302640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085">
            <text:p>60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5">
            <text:p>1302640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6">
            <text:p>1302640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135">
            <text:p>71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6">
            <text:p>1302640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7">
            <text:p>1302640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615">
            <text:p>46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7">
            <text:p>1302640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8">
            <text:p>1302640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525">
            <text:p>65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8">
            <text:p>1302640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09">
            <text:p>1302640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285">
            <text:p>72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09">
            <text:p>1302640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0">
            <text:p>1302641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380">
            <text:p>73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0">
            <text:p>1302641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1">
            <text:p>1302641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265">
            <text:p>42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1">
            <text:p>1302641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2">
            <text:p>1302641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435">
            <text:p>64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2">
            <text:p>1302641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3">
            <text:p>1302641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395">
            <text:p>63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3">
            <text:p>1302641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4">
            <text:p>1302641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915">
            <text:p>49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4">
            <text:p>1302641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5">
            <text:p>1302641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445">
            <text:p>44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5">
            <text:p>1302641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6">
            <text:p>1302641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00">
            <text:p>5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6">
            <text:p>1302641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7">
            <text:p>1302641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095">
            <text:p>60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7">
            <text:p>1302641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8">
            <text:p>1302641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860">
            <text:p>4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8">
            <text:p>1302641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19">
            <text:p>1302641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005">
            <text:p>60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19">
            <text:p>1302641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0">
            <text:p>1302642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95">
            <text:p>58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0">
            <text:p>1302642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1">
            <text:p>1302642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325">
            <text:p>53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1">
            <text:p>1302642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3">
            <text:p>1302642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95">
            <text:p>58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3">
            <text:p>1302642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4">
            <text:p>1302642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05">
            <text:p>59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4">
            <text:p>1302642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5">
            <text:p>1302642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00">
            <text:p>5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5">
            <text:p>1302642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7">
            <text:p>1302642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40">
            <text:p>7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7">
            <text:p>1302642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8">
            <text:p>1302642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50">
            <text:p>77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8">
            <text:p>1302642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29">
            <text:p>1302642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860">
            <text:p>6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29">
            <text:p>1302642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0">
            <text:p>1302643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05">
            <text:p>77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0">
            <text:p>1302643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2">
            <text:p>1302643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00">
            <text:p>77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2">
            <text:p>1302643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3">
            <text:p>1302643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15">
            <text:p>77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3">
            <text:p>1302643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6">
            <text:p>1302643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65">
            <text:p>77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6">
            <text:p>1302643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7">
            <text:p>1302643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685">
            <text:p>76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7">
            <text:p>1302643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8">
            <text:p>1302643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85">
            <text:p>58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8">
            <text:p>1302643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39">
            <text:p>1302643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05">
            <text:p>59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39">
            <text:p>1302643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41">
            <text:p>1302644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655">
            <text:p>76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41">
            <text:p>1302644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42">
            <text:p>1302644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755">
            <text:p>67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42">
            <text:p>1302644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43">
            <text:p>1302644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855">
            <text:p>5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43">
            <text:p>1302644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47">
            <text:p>1302644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85">
            <text:p>78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47">
            <text:p>1302644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49">
            <text:p>1302644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485">
            <text:p>74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49">
            <text:p>1302644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1">
            <text:p>1302645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95">
            <text:p>77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1">
            <text:p>1302645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2">
            <text:p>1302645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565">
            <text:p>65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2">
            <text:p>1302645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3">
            <text:p>1302645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125">
            <text:p>71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3">
            <text:p>1302645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4">
            <text:p>1302645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695">
            <text:p>76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4">
            <text:p>1302645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5">
            <text:p>1302645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925">
            <text:p>69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5">
            <text:p>1302645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6">
            <text:p>1302645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715">
            <text:p>67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6">
            <text:p>1302645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7">
            <text:p>1302645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145">
            <text:p>7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7">
            <text:p>1302645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58">
            <text:p>1302645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05">
            <text:p>78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58">
            <text:p>1302645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0">
            <text:p>1302646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695">
            <text:p>66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0">
            <text:p>1302646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1">
            <text:p>1302646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455">
            <text:p>74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1">
            <text:p>1302646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2">
            <text:p>13026462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055">
            <text:p>70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2">
            <text:p>1302646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4">
            <text:p>1302646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75">
            <text:p>78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4">
            <text:p>1302646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5">
            <text:p>1302646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560">
            <text:p>65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5">
            <text:p>1302646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6">
            <text:p>1302646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565">
            <text:p>45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6">
            <text:p>1302646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7">
            <text:p>1302646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65">
            <text:p>78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7">
            <text:p>1302646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8">
            <text:p>1302646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55">
            <text:p>77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8">
            <text:p>1302646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69">
            <text:p>13026469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855">
            <text:p>6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69">
            <text:p>1302646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0">
            <text:p>1302647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95">
            <text:p>59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0">
            <text:p>1302647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1">
            <text:p>1302647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95">
            <text:p>59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1">
            <text:p>1302647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3">
            <text:p>1302647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545">
            <text:p>75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3">
            <text:p>1302647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4">
            <text:p>1302647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975">
            <text:p>79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4">
            <text:p>1302647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5">
            <text:p>1302647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925">
            <text:p>69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5">
            <text:p>1302647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77">
            <text:p>1302647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955">
            <text:p>59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77">
            <text:p>1302647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81">
            <text:p>1302648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50">
            <text:p>7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81">
            <text:p>1302648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84">
            <text:p>1302648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15">
            <text:p>78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84">
            <text:p>1302648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85">
            <text:p>13026485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125">
            <text:p>61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85">
            <text:p>1302648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87">
            <text:p>1302648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945">
            <text:p>79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87">
            <text:p>1302648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88">
            <text:p>13026488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5335">
            <text:p>53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88">
            <text:p>1302648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0">
            <text:p>13026490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75">
            <text:p>78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0">
            <text:p>1302649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1">
            <text:p>13026491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875">
            <text:p>78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1">
            <text:p>1302649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3">
            <text:p>13026493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625">
            <text:p>76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3">
            <text:p>1302649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4">
            <text:p>13026494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7705">
            <text:p>77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4">
            <text:p>1302649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6">
            <text:p>13026496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4855">
            <text:p>4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6">
            <text:p>1302649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1140</text:p>
          </table:table-cell>
          <table:table-cell office:value-type="float" office:value="13026497">
            <text:p>13026497</text:p>
          </table:table-cell>
          <table:table-cell office:value-type="float" office:value="0">
            <text:p>0</text:p>
          </table:table-cell>
          <table:table-cell office:value-type="string">
            <text:p>CRC 0,20 X 1140 X C</text:p>
          </table:table-cell>
          <table:table-cell table:number-columns-repeated="2" office:value-type="float" office:value="6595">
            <text:p>65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497">
            <text:p>1302649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140 X C</text:p>
          </table:table-cell>
          <table:table-cell table:number-columns-repeated="2" office:value-type="float" office:value="486495">
            <text:p>486495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1219</text:p>
          </table:table-cell>
          <table:table-cell office:value-type="string">
            <text:p>C11311LA06</text:p>
          </table:table-cell>
          <table:table-cell office:value-type="float" office:value="0">
            <text:p>0</text:p>
          </table:table-cell>
          <table:table-cell office:value-type="string">
            <text:p>CRC 0,20 X 1219 X C</text:p>
          </table:table-cell>
          <table:table-cell table:number-columns-repeated="2" office:value-type="float" office:value="6274">
            <text:p>6274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1311LA06</text:p>
          </table:table-cell>
          <table:table-cell office:value-type="string">
            <text:p>Ton Yi</text:p>
          </table:table-cell>
          <table:table-cell office:value-type="string">
            <text:p>E-04</text:p>
          </table:table-cell>
          <table:table-cell/>
        </table:table-row>
        <table:table-row table:style-name="ro1">
          <table:table-cell office:value-type="string">
            <text:p>CR0201219</text:p>
          </table:table-cell>
          <table:table-cell office:value-type="string">
            <text:p>NC86381000</text:p>
          </table:table-cell>
          <table:table-cell office:value-type="float" office:value="0">
            <text:p>0</text:p>
          </table:table-cell>
          <table:table-cell office:value-type="string">
            <text:p>CRC 0,20 X 1219 X C</text:p>
          </table:table-cell>
          <table:table-cell table:number-columns-repeated="2" office:value-type="float" office:value="9820">
            <text:p>98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C86381000</text:p>
          </table:table-cell>
          <table:table-cell office:value-type="string">
            <text:p>Essar</text:p>
          </table:table-cell>
          <table:table-cell office:value-type="string">
            <text:p>I-25</text:p>
          </table:table-cell>
          <table:table-cell/>
        </table:table-row>
        <table:table-row table:style-name="ro1">
          <table:table-cell office:value-type="string">
            <text:p>CR0201219</text:p>
          </table:table-cell>
          <table:table-cell office:value-type="string">
            <text:p>NC86562000</text:p>
          </table:table-cell>
          <table:table-cell office:value-type="float" office:value="0">
            <text:p>0</text:p>
          </table:table-cell>
          <table:table-cell office:value-type="string">
            <text:p>CRC 0,20 X 1219 X C</text:p>
          </table:table-cell>
          <table:table-cell table:number-columns-repeated="2" office:value-type="float" office:value="8624">
            <text:p>8624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C86562000</text:p>
          </table:table-cell>
          <table:table-cell office:value-type="string">
            <text:p>Essar</text:p>
          </table:table-cell>
          <table:table-cell office:value-type="string">
            <text:p>L-B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1219 X C</text:p>
          </table:table-cell>
          <table:table-cell table:number-columns-repeated="2" office:value-type="float" office:value="24718">
            <text:p>24718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762</text:p>
          </table:table-cell>
          <table:table-cell office:value-type="float" office:value="10031914">
            <text:p>10031914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692">
            <text:p>5692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0031914">
            <text:p>10031914</text:p>
          </table:table-cell>
          <table:table-cell/>
          <table:table-cell office:value-type="string">
            <text:p>D-1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381410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1515">
            <text:p>151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81410C</text:p>
          </table:table-cell>
          <table:table-cell office:value-type="string">
            <text:p>KS ( Krakatau Steel )</text:p>
          </table:table-cell>
          <table:table-cell office:value-type="string">
            <text:p>I-24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662313V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270">
            <text:p>72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62313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02705V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015">
            <text:p>701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02705VB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1960520">
            <text:p>719605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45">
            <text:p>5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1960520">
            <text:p>71960520</text:p>
          </table:table-cell>
          <table:table-cell office:value-type="string">
            <text:p>Steelco Gujarat Limited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316512">
            <text:p>723165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630">
            <text:p>76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316512">
            <text:p>72316512</text:p>
          </table:table-cell>
          <table:table-cell office:value-type="string">
            <text:p>Steelco Gujarat Limited</text:p>
          </table:table-cell>
          <table:table-cell office:value-type="string">
            <text:p>B-14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319312">
            <text:p>723193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335">
            <text:p>73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319312">
            <text:p>72319312</text:p>
          </table:table-cell>
          <table:table-cell office:value-type="string">
            <text:p>Steelco Gujarat Limited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2330">
            <text:p>726623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765">
            <text:p>57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2330">
            <text:p>72662330</text:p>
          </table:table-cell>
          <table:table-cell office:value-type="string">
            <text:p>Steelco Gujarat Limited</text:p>
          </table:table-cell>
          <table:table-cell office:value-type="string">
            <text:p>G-15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3230">
            <text:p>726632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965">
            <text:p>59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3230">
            <text:p>72663230</text:p>
          </table:table-cell>
          <table:table-cell office:value-type="string">
            <text:p>Steelco Gujarat Limited</text:p>
          </table:table-cell>
          <table:table-cell office:value-type="string">
            <text:p>G-20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3830">
            <text:p>726638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935">
            <text:p>59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3830">
            <text:p>72663830</text:p>
          </table:table-cell>
          <table:table-cell office:value-type="string">
            <text:p>Steelco Gujarat Limited</text:p>
          </table:table-cell>
          <table:table-cell office:value-type="string">
            <text:p>H-20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4510">
            <text:p>726645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60">
            <text:p>51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4510">
            <text:p>72664510</text:p>
          </table:table-cell>
          <table:table-cell office:value-type="string">
            <text:p>Steelco Gujarat Limited</text:p>
          </table:table-cell>
          <table:table-cell office:value-type="string">
            <text:p>G-2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4710">
            <text:p>726647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75">
            <text:p>5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4710">
            <text:p>72664710</text:p>
          </table:table-cell>
          <table:table-cell office:value-type="string">
            <text:p>Steelco Gujarat Limited</text:p>
          </table:table-cell>
          <table:table-cell office:value-type="string">
            <text:p>G-16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5030">
            <text:p>726650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940">
            <text:p>59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5030">
            <text:p>72665030</text:p>
          </table:table-cell>
          <table:table-cell office:value-type="string">
            <text:p>Steelco Gujarat Limited</text:p>
          </table:table-cell>
          <table:table-cell office:value-type="string">
            <text:p>G-19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5320">
            <text:p>726653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55">
            <text:p>50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5320">
            <text:p>72665320</text:p>
          </table:table-cell>
          <table:table-cell office:value-type="string">
            <text:p>Steelco Gujarat Limited</text:p>
          </table:table-cell>
          <table:table-cell office:value-type="string">
            <text:p>H-19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6620">
            <text:p>726666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875">
            <text:p>58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6620">
            <text:p>72666620</text:p>
          </table:table-cell>
          <table:table-cell office:value-type="string">
            <text:p>Steelco Gujarat Limited</text:p>
          </table:table-cell>
          <table:table-cell office:value-type="string">
            <text:p>H-20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7110">
            <text:p>726671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085">
            <text:p>60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7110">
            <text:p>72667110</text:p>
          </table:table-cell>
          <table:table-cell office:value-type="string">
            <text:p>Steelco Gujarat Limited</text:p>
          </table:table-cell>
          <table:table-cell office:value-type="string">
            <text:p>F-9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67230">
            <text:p>726672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965">
            <text:p>59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67230">
            <text:p>72667230</text:p>
          </table:table-cell>
          <table:table-cell office:value-type="string">
            <text:p>Steelco Gujarat Limited</text:p>
          </table:table-cell>
          <table:table-cell office:value-type="string">
            <text:p>G-17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671730">
            <text:p>726717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000">
            <text:p>6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71730">
            <text:p>72671730</text:p>
          </table:table-cell>
          <table:table-cell office:value-type="string">
            <text:p>Steelco Gujarat Limited</text:p>
          </table:table-cell>
          <table:table-cell office:value-type="string">
            <text:p>G-18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3721">
            <text:p>7276372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45">
            <text:p>53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3721">
            <text:p>7276372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3810">
            <text:p>727638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60">
            <text:p>5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3810">
            <text:p>72763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3820">
            <text:p>727638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10">
            <text:p>5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3820">
            <text:p>727638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8020">
            <text:p>727680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935">
            <text:p>49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8020">
            <text:p>72768020</text:p>
          </table:table-cell>
          <table:table-cell office:value-type="string">
            <text:p>Steelco Gujarat Limited</text:p>
          </table:table-cell>
          <table:table-cell office:value-type="string">
            <text:p>F-5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8510">
            <text:p>727685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70">
            <text:p>5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8510">
            <text:p>72768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9210">
            <text:p>727692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65">
            <text:p>53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9210">
            <text:p>72769210</text:p>
          </table:table-cell>
          <table:table-cell office:value-type="string">
            <text:p>Steelco Gujarat Limited</text:p>
          </table:table-cell>
          <table:table-cell office:value-type="string">
            <text:p>E-20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9220">
            <text:p>727692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05">
            <text:p>53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9220">
            <text:p>72769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69830">
            <text:p>727698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810">
            <text:p>58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9830">
            <text:p>727698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0610">
            <text:p>727706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00">
            <text:p>5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0610">
            <text:p>727706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0620">
            <text:p>727706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65">
            <text:p>52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0620">
            <text:p>72770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0630">
            <text:p>727706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660">
            <text:p>5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0630">
            <text:p>72770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4310">
            <text:p>727743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55">
            <text:p>50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4310">
            <text:p>72774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7010">
            <text:p>727770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25">
            <text:p>50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7010">
            <text:p>72777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7810">
            <text:p>727778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35">
            <text:p>51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7810">
            <text:p>72777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9011">
            <text:p>727790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310">
            <text:p>63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9011">
            <text:p>727790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79012">
            <text:p>727790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270">
            <text:p>6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9012">
            <text:p>727790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81811">
            <text:p>727818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305">
            <text:p>63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81811">
            <text:p>727818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781812">
            <text:p>727818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205">
            <text:p>62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81812">
            <text:p>727818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74900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510">
            <text:p>45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74900C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79800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610">
            <text:p>56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79800C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880330">
            <text:p>728803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80">
            <text:p>50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0330">
            <text:p>72880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0500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25">
            <text:p>53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0500A</text:p>
          </table:table-cell>
          <table:table-cell office:value-type="string">
            <text:p>Steelco Gujarat Limited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3510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930">
            <text:p>4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3510B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3510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900">
            <text:p>4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3510C</text:p>
          </table:table-cell>
          <table:table-cell office:value-type="string">
            <text:p>Steelco Gujarat Limited</text:p>
          </table:table-cell>
          <table:table-cell office:value-type="string">
            <text:p>G-17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4500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175">
            <text:p>71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4500A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4520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500">
            <text:p>65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4520B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4620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200">
            <text:p>7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4620A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5500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925">
            <text:p>49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5500A</text:p>
          </table:table-cell>
          <table:table-cell office:value-type="string">
            <text:p>Steelco Gujarat Limited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2885500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55">
            <text:p>53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885500C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900221">
            <text:p>7290022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170">
            <text:p>7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0221">
            <text:p>7290022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2900222">
            <text:p>7290022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385">
            <text:p>63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0222">
            <text:p>7290022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22430">
            <text:p>730224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600">
            <text:p>5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2430">
            <text:p>73022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22730">
            <text:p>730227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460">
            <text:p>4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2730">
            <text:p>73022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111">
            <text:p>730321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40">
            <text:p>51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111">
            <text:p>730321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112">
            <text:p>730321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00">
            <text:p>51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112">
            <text:p>730321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212">
            <text:p>730322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40">
            <text:p>5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212">
            <text:p>730322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213">
            <text:p>730322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20">
            <text:p>5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213">
            <text:p>730322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911">
            <text:p>730329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65">
            <text:p>50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911">
            <text:p>730329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912">
            <text:p>730329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75">
            <text:p>51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912">
            <text:p>730329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2913">
            <text:p>730329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45">
            <text:p>54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913">
            <text:p>730329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3711">
            <text:p>730337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45">
            <text:p>5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711">
            <text:p>730337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3713">
            <text:p>730337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855">
            <text:p>4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713">
            <text:p>730337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4911">
            <text:p>730349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60">
            <text:p>5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911">
            <text:p>730349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4912">
            <text:p>730349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15">
            <text:p>52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912">
            <text:p>730349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4913">
            <text:p>730349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95">
            <text:p>54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913">
            <text:p>730349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5411">
            <text:p>730354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45">
            <text:p>5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411">
            <text:p>730354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5412">
            <text:p>730354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15">
            <text:p>51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412">
            <text:p>730354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5413">
            <text:p>730354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15">
            <text:p>54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413">
            <text:p>730354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5611">
            <text:p>730356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00">
            <text:p>5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611">
            <text:p>730356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5912">
            <text:p>730359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185">
            <text:p>71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912">
            <text:p>730359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6711">
            <text:p>730367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25">
            <text:p>54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6711">
            <text:p>730367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6712">
            <text:p>730367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45">
            <text:p>5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6712">
            <text:p>730367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6713">
            <text:p>73036713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75">
            <text:p>54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6713">
            <text:p>730367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9711">
            <text:p>7303971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015">
            <text:p>50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9711">
            <text:p>730397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39712">
            <text:p>7303971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4885">
            <text:p>48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9712">
            <text:p>730397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62310">
            <text:p>730623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990">
            <text:p>59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62310">
            <text:p>73062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72820">
            <text:p>730728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85">
            <text:p>51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2820">
            <text:p>730728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76310">
            <text:p>730763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10">
            <text:p>51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6310">
            <text:p>73076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79530">
            <text:p>730795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00">
            <text:p>51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9530">
            <text:p>73079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0121">
            <text:p>7308012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510">
            <text:p>65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0121">
            <text:p>7308012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0122">
            <text:p>73080122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740">
            <text:p>5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0122">
            <text:p>7308012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0610">
            <text:p>730806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95">
            <text:p>53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0610">
            <text:p>730806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0620">
            <text:p>730806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325">
            <text:p>53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0620">
            <text:p>73080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1210">
            <text:p>730812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405">
            <text:p>54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1210">
            <text:p>73081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1230">
            <text:p>730812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185">
            <text:p>51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1230">
            <text:p>730812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float" office:value="73086430">
            <text:p>7308643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225">
            <text:p>52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86430">
            <text:p>73086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39203V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8060">
            <text:p>80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9203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54111V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5860">
            <text:p>58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54111VA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61031VB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9740">
            <text:p>97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1031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63317VC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845">
            <text:p>68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317VC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776426/K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570">
            <text:p>65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426/K</text:p>
          </table:table-cell>
          <table:table-cell office:value-type="string">
            <text:p>GUNUNG RAJA PAKSI</text:p>
          </table:table-cell>
          <table:table-cell office:value-type="string">
            <text:p>G-17A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C11819L017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2947">
            <text:p>2947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1819L017</text:p>
          </table:table-cell>
          <table:table-cell office:value-type="string">
            <text:p>Ton Yi</text:p>
          </table:table-cell>
          <table:table-cell office:value-type="string">
            <text:p>CSL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C11819L30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14920">
            <text:p>149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1819L301</text:p>
          </table:table-cell>
          <table:table-cell office:value-type="string">
            <text:p>Ton Yi</text:p>
          </table:table-cell>
          <table:table-cell office:value-type="string">
            <text:p>B1/54-55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C11819L601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14910">
            <text:p>149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1819L601</text:p>
          </table:table-cell>
          <table:table-cell office:value-type="string">
            <text:p>Ton Yi</text:p>
          </table:table-cell>
          <table:table-cell office:value-type="string">
            <text:p>CSL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00527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780">
            <text:p>77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005270</text:p>
          </table:table-cell>
          <table:table-cell office:value-type="string">
            <text:p>GUNUNG RAJA PAKS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00529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70">
            <text:p>74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005290</text:p>
          </table:table-cell>
          <table:table-cell office:value-type="string">
            <text:p>GUNUNG RAJA PAKS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09502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05">
            <text:p>740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09502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09515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555">
            <text:p>755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095150P</text:p>
          </table:table-cell>
          <table:table-cell office:value-type="string">
            <text:p>GUNUNG RAJA PAKS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66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70">
            <text:p>74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66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66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360">
            <text:p>73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66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70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00">
            <text:p>74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70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70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45">
            <text:p>74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70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86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80">
            <text:p>74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86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186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500">
            <text:p>75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186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501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90">
            <text:p>74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501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501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435">
            <text:p>743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501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576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825">
            <text:p>682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576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QH13576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860">
            <text:p>68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QH13576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H10052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235">
            <text:p>623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H10052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H10052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110">
            <text:p>61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H10052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H12997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960">
            <text:p>69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H12997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H129980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235">
            <text:p>623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H129980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H12998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155">
            <text:p>615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H129980P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HRK070520P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115">
            <text:p>711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RK070520P</text:p>
          </table:table-cell>
          <table:table-cell office:value-type="string">
            <text:p>GUNUNG RAJA PAKS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QF1119480L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020">
            <text:p>7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QF1119480L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QF1140594J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020">
            <text:p>7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QF1140594J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QF3529755H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6950">
            <text:p>69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QF3529755H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QF3529771A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095">
            <text:p>709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QF3529771A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762</text:p>
          </table:table-cell>
          <table:table-cell office:value-type="string">
            <text:p>QF3529771F</text:p>
          </table:table-cell>
          <table:table-cell office:value-type="float" office:value="0">
            <text:p>0</text:p>
          </table:table-cell>
          <table:table-cell office:value-type="string">
            <text:p>CRC 0,20 X 762 X C</text:p>
          </table:table-cell>
          <table:table-cell table:number-columns-repeated="2" office:value-type="float" office:value="7045">
            <text:p>70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QF3529771F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762 X C</text:p>
          </table:table-cell>
          <table:table-cell table:number-columns-repeated="2" office:value-type="float" office:value="712274">
            <text:p>712274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860</text:p>
          </table:table-cell>
          <table:table-cell office:value-type="string">
            <text:p>490665A</text:p>
          </table:table-cell>
          <table:table-cell office:value-type="float" office:value="0">
            <text:p>0</text:p>
          </table:table-cell>
          <table:table-cell office:value-type="string">
            <text:p>CRC 0,20 X 860 X C</text:p>
          </table:table-cell>
          <table:table-cell table:number-columns-repeated="2" office:value-type="float" office:value="8480">
            <text:p>848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490665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860 X C</text:p>
          </table:table-cell>
          <table:table-cell table:number-columns-repeated="2" office:value-type="float" office:value="8480">
            <text:p>848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880</text:p>
          </table:table-cell>
          <table:table-cell office:value-type="float" office:value="13009128">
            <text:p>13009128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6210">
            <text:p>6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09128">
            <text:p>1300912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float" office:value="13026112">
            <text:p>13026112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6210">
            <text:p>6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112">
            <text:p>1302611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float" office:value="13026124">
            <text:p>13026124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6080">
            <text:p>60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124">
            <text:p>1302612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float" office:value="13026130">
            <text:p>13026130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6155">
            <text:p>61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130">
            <text:p>1302613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float" office:value="13026166">
            <text:p>13026166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6425">
            <text:p>64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166">
            <text:p>1302616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string">
            <text:p>815672VB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7120">
            <text:p>71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5672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string">
            <text:p>AB1115VB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5345">
            <text:p>534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115VB</text:p>
          </table:table-cell>
          <table:table-cell office:value-type="string">
            <text:p>KS ( Krakatau Steel )</text:p>
          </table:table-cell>
          <table:table-cell office:value-type="string">
            <text:p>B-30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string">
            <text:p>AB1518VB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5575">
            <text:p>557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518VB</text:p>
          </table:table-cell>
          <table:table-cell office:value-type="string">
            <text:p>KS ( Krakatau Steel )</text:p>
          </table:table-cell>
          <table:table-cell office:value-type="string">
            <text:p>B-31</text:p>
          </table:table-cell>
          <table:table-cell/>
        </table:table-row>
        <table:table-row table:style-name="ro1">
          <table:table-cell office:value-type="string">
            <text:p>CR0200880</text:p>
          </table:table-cell>
          <table:table-cell office:value-type="string">
            <text:p>C17511L611</text:p>
          </table:table-cell>
          <table:table-cell office:value-type="float" office:value="0">
            <text:p>0</text:p>
          </table:table-cell>
          <table:table-cell office:value-type="string">
            <text:p>CRC 0,20 X 880 X C</text:p>
          </table:table-cell>
          <table:table-cell table:number-columns-repeated="2" office:value-type="float" office:value="7680">
            <text:p>76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1L61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880 X C</text:p>
          </table:table-cell>
          <table:table-cell table:number-columns-repeated="2" office:value-type="float" office:value="56800">
            <text:p>5680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10770640-2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5736">
            <text:p>5736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0770640-2</text:p>
          </table:table-cell>
          <table:table-cell office:value-type="string">
            <text:p>SYNN</text:p>
          </table:table-cell>
          <table:table-cell office:value-type="string">
            <text:p>B8/55-56</text:p>
          </table:table-cell>
          <table:table-cell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486477VA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6100">
            <text:p>610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486477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487102A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7530">
            <text:p>75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87102A</text:p>
          </table:table-cell>
          <table:table-cell office:value-type="string">
            <text:p>KS ( Krakatau Steel )</text:p>
          </table:table-cell>
          <table:table-cell office:value-type="string">
            <text:p>I-03</text:p>
          </table:table-cell>
          <table:table-cell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646409VA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7585">
            <text:p>758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646409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743288VBA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3845">
            <text:p>38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3288VB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882</text:p>
          </table:table-cell>
          <table:table-cell office:value-type="string">
            <text:p>743288VBB</text:p>
          </table:table-cell>
          <table:table-cell office:value-type="float" office:value="0">
            <text:p>0</text:p>
          </table:table-cell>
          <table:table-cell office:value-type="string">
            <text:p>CRC 0,20 X 882 <text:s/>X C</text:p>
          </table:table-cell>
          <table:table-cell table:number-columns-repeated="2" office:value-type="float" office:value="4890">
            <text:p>48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3288VBB</text:p>
          </table:table-cell>
          <table:table-cell office:value-type="string">
            <text:p>KS ( Krakatau Steel )</text:p>
          </table:table-cell>
          <table:table-cell office:value-type="string">
            <text:p>C-1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882 <text:s/>X C</text:p>
          </table:table-cell>
          <table:table-cell table:number-columns-repeated="2" office:value-type="float" office:value="35686">
            <text:p>35686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10670380-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935">
            <text:p>79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0670380-2</text:p>
          </table:table-cell>
          <table:table-cell office:value-type="string">
            <text:p>SYNN</text:p>
          </table:table-cell>
          <table:table-cell office:value-type="string">
            <text:p>H-25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341510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3057">
            <text:p>3057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41510A</text:p>
          </table:table-cell>
          <table:table-cell office:value-type="string">
            <text:p>KS ( Krakatau Steel )</text:p>
          </table:table-cell>
          <table:table-cell office:value-type="string">
            <text:p>L-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42541018">
            <text:p>4254101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145">
            <text:p>41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42541018">
            <text:p>42541018</text:p>
          </table:table-cell>
          <table:table-cell office:value-type="string">
            <text:p>BHUSHAN STEEL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430118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237">
            <text:p>1237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0118B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432594">
            <text:p>432594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99">
            <text:p>5599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float" office:value="432594">
            <text:p>432594</text:p>
          </table:table-cell>
          <table:table-cell office:value-type="string">
            <text:p>KS ( Krakatau Steel )</text:p>
          </table:table-cell>
          <table:table-cell office:value-type="string">
            <text:p>P-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467291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20">
            <text:p>53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67291B</text:p>
          </table:table-cell>
          <table:table-cell office:value-type="string">
            <text:p>KS ( Krakatau Steel )</text:p>
          </table:table-cell>
          <table:table-cell office:value-type="string">
            <text:p>G-3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516112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3514">
            <text:p>3514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6112A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5405060001">
            <text:p>540506000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20">
            <text:p>58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5405060001">
            <text:p>5405060001</text:p>
          </table:table-cell>
          <table:table-cell office:value-type="string">
            <text:p>KYCR Coil Industries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696304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20">
            <text:p>62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96304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629913">
            <text:p>726299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75">
            <text:p>6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29913">
            <text:p>72629913</text:p>
          </table:table-cell>
          <table:table-cell office:value-type="string">
            <text:p>Steelco Gujarat Limited</text:p>
          </table:table-cell>
          <table:table-cell office:value-type="string">
            <text:p>G-28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630912">
            <text:p>726309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90">
            <text:p>5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630912">
            <text:p>72630912</text:p>
          </table:table-cell>
          <table:table-cell office:value-type="string">
            <text:p>Steelco Gujarat Limited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50730">
            <text:p>72750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075">
            <text:p>7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50730">
            <text:p>72750730</text:p>
          </table:table-cell>
          <table:table-cell office:value-type="string">
            <text:p>Steelco Gujarat Limited</text:p>
          </table:table-cell>
          <table:table-cell office:value-type="string">
            <text:p>G-19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51110">
            <text:p>727511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40">
            <text:p>53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51110">
            <text:p>727511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51220">
            <text:p>727512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25">
            <text:p>65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51220">
            <text:p>72751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53510">
            <text:p>72753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60">
            <text:p>5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53510">
            <text:p>72753510</text:p>
          </table:table-cell>
          <table:table-cell office:value-type="string">
            <text:p>Steelco Gujarat Limited</text:p>
          </table:table-cell>
          <table:table-cell office:value-type="string">
            <text:p>F-20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68611">
            <text:p>727686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125">
            <text:p>71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68611">
            <text:p>727686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772210">
            <text:p>72772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60">
            <text:p>5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772210">
            <text:p>72772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6421">
            <text:p>7288642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460">
            <text:p>4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6421">
            <text:p>72886421</text:p>
          </table:table-cell>
          <table:table-cell office:value-type="string">
            <text:p>Steelco Gujarat Limited</text:p>
          </table:table-cell>
          <table:table-cell office:value-type="string">
            <text:p>H-30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6422">
            <text:p>7288642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560">
            <text:p>45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6422">
            <text:p>72886422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010">
            <text:p>72887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60">
            <text:p>5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010">
            <text:p>72887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020">
            <text:p>72887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10">
            <text:p>50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020">
            <text:p>72887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210">
            <text:p>72887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80">
            <text:p>55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210">
            <text:p>72887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220">
            <text:p>728872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60">
            <text:p>5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220">
            <text:p>72887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310">
            <text:p>728873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20">
            <text:p>5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310">
            <text:p>72887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330">
            <text:p>728873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20">
            <text:p>5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330">
            <text:p>72887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410">
            <text:p>72887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60">
            <text:p>51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410">
            <text:p>728874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430">
            <text:p>72887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90">
            <text:p>69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430">
            <text:p>72887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510">
            <text:p>72887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20">
            <text:p>65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510">
            <text:p>72887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520">
            <text:p>72887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10">
            <text:p>64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520">
            <text:p>72887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530">
            <text:p>72887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80">
            <text:p>61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530">
            <text:p>72887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720">
            <text:p>72887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90">
            <text:p>5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720">
            <text:p>72887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810">
            <text:p>728878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500">
            <text:p>45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810">
            <text:p>72887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820">
            <text:p>728878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850">
            <text:p>4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820">
            <text:p>72887820</text:p>
          </table:table-cell>
          <table:table-cell office:value-type="string">
            <text:p>Steelco Gujarat Limited</text:p>
          </table:table-cell>
          <table:table-cell office:value-type="string">
            <text:p>A-13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7830">
            <text:p>728878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840">
            <text:p>4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7830">
            <text:p>728878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8010">
            <text:p>72888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20">
            <text:p>52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8010">
            <text:p>72888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8030">
            <text:p>72888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950">
            <text:p>49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8030">
            <text:p>72888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8040">
            <text:p>7288804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00">
            <text:p>6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8040">
            <text:p>7288804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8720">
            <text:p>72888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00">
            <text:p>55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8720">
            <text:p>72888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89410">
            <text:p>72889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70">
            <text:p>5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89410">
            <text:p>728894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0320">
            <text:p>728903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10">
            <text:p>64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0320">
            <text:p>728903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0330">
            <text:p>728903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30">
            <text:p>65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0330">
            <text:p>72890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0910">
            <text:p>728909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60">
            <text:p>5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0910">
            <text:p>728909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0920">
            <text:p>728909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00">
            <text:p>51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0920">
            <text:p>728909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1210">
            <text:p>72891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930">
            <text:p>4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1210">
            <text:p>72891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1220">
            <text:p>728912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830">
            <text:p>48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1220">
            <text:p>72891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1230">
            <text:p>728912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30">
            <text:p>5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1230">
            <text:p>728912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3810">
            <text:p>728938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60">
            <text:p>6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3810">
            <text:p>72893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3820">
            <text:p>728938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70">
            <text:p>6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3820">
            <text:p>728938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4010">
            <text:p>72894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635">
            <text:p>56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4010">
            <text:p>72894010</text:p>
          </table:table-cell>
          <table:table-cell office:value-type="string">
            <text:p>Steelco Gujarat Limited</text:p>
          </table:table-cell>
          <table:table-cell office:value-type="string">
            <text:p>G-13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4030">
            <text:p>72894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00">
            <text:p>6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4030">
            <text:p>72894030</text:p>
          </table:table-cell>
          <table:table-cell office:value-type="string">
            <text:p>Steelco Gujarat Limited</text:p>
          </table:table-cell>
          <table:table-cell office:value-type="string">
            <text:p>G-1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4510">
            <text:p>72894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40">
            <text:p>59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4510">
            <text:p>72894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4530">
            <text:p>72894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70">
            <text:p>65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4530">
            <text:p>72894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5520">
            <text:p>72895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20">
            <text:p>6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5520">
            <text:p>72895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5530">
            <text:p>72895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65">
            <text:p>61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5530">
            <text:p>72895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6210">
            <text:p>72896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6210">
            <text:p>72896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6330">
            <text:p>728963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085">
            <text:p>70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6330">
            <text:p>72896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6510">
            <text:p>72896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85">
            <text:p>59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6510">
            <text:p>72896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6910">
            <text:p>728969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35">
            <text:p>55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6910">
            <text:p>728969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896920">
            <text:p>728969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95">
            <text:p>54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896920">
            <text:p>728969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7320">
            <text:p>729073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640">
            <text:p>5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7320">
            <text:p>72907320</text:p>
          </table:table-cell>
          <table:table-cell office:value-type="string">
            <text:p>Steelco Gujarat Limited</text:p>
          </table:table-cell>
          <table:table-cell office:value-type="string">
            <text:p>G-17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7710">
            <text:p>729077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00">
            <text:p>5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7710">
            <text:p>72907710</text:p>
          </table:table-cell>
          <table:table-cell office:value-type="string">
            <text:p>Steelco Gujarat Limited</text:p>
          </table:table-cell>
          <table:table-cell office:value-type="string">
            <text:p>F-1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7720">
            <text:p>72907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90">
            <text:p>51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7720">
            <text:p>72907720</text:p>
          </table:table-cell>
          <table:table-cell office:value-type="string">
            <text:p>Steelco Gujarat Limited</text:p>
          </table:table-cell>
          <table:table-cell office:value-type="string">
            <text:p>F-1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8410">
            <text:p>72908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640">
            <text:p>5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8410">
            <text:p>72908410</text:p>
          </table:table-cell>
          <table:table-cell office:value-type="string">
            <text:p>Steelco Gujarat Limited</text:p>
          </table:table-cell>
          <table:table-cell office:value-type="string">
            <text:p>G-1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8420">
            <text:p>72908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15">
            <text:p>52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8420">
            <text:p>72908420</text:p>
          </table:table-cell>
          <table:table-cell office:value-type="string">
            <text:p>Steelco Gujarat Limited</text:p>
          </table:table-cell>
          <table:table-cell office:value-type="string">
            <text:p>H-29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8430">
            <text:p>72908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15">
            <text:p>60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8430">
            <text:p>72908430</text:p>
          </table:table-cell>
          <table:table-cell office:value-type="string">
            <text:p>Steelco Gujarat Limited</text:p>
          </table:table-cell>
          <table:table-cell office:value-type="string">
            <text:p>G-1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9030">
            <text:p>72909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70">
            <text:p>5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9030">
            <text:p>72909030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09321">
            <text:p>7290932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135">
            <text:p>71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09321">
            <text:p>72909321</text:p>
          </table:table-cell>
          <table:table-cell office:value-type="string">
            <text:p>Steelco Gujarat Limited</text:p>
          </table:table-cell>
          <table:table-cell office:value-type="string">
            <text:p>G-15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1120">
            <text:p>729111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90">
            <text:p>64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1120">
            <text:p>72911120</text:p>
          </table:table-cell>
          <table:table-cell office:value-type="string">
            <text:p>Steelco Gujarat Limited</text:p>
          </table:table-cell>
          <table:table-cell office:value-type="string">
            <text:p>G-13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1130">
            <text:p>729111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785">
            <text:p>67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1130">
            <text:p>72911130</text:p>
          </table:table-cell>
          <table:table-cell office:value-type="string">
            <text:p>Steelco Gujarat Limited</text:p>
          </table:table-cell>
          <table:table-cell office:value-type="string">
            <text:p>H-2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1210">
            <text:p>72911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70">
            <text:p>5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1210">
            <text:p>72911210</text:p>
          </table:table-cell>
          <table:table-cell office:value-type="string">
            <text:p>Steelco Gujarat Limited</text:p>
          </table:table-cell>
          <table:table-cell office:value-type="string">
            <text:p>F-18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1410">
            <text:p>72911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605">
            <text:p>56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1410">
            <text:p>72911410</text:p>
          </table:table-cell>
          <table:table-cell office:value-type="string">
            <text:p>Steelco Gujarat Limited</text:p>
          </table:table-cell>
          <table:table-cell office:value-type="string">
            <text:p>H-2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1521">
            <text:p>7291152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05">
            <text:p>69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1521">
            <text:p>72911521</text:p>
          </table:table-cell>
          <table:table-cell office:value-type="string">
            <text:p>Steelco Gujarat Limited</text:p>
          </table:table-cell>
          <table:table-cell office:value-type="string">
            <text:p>G-10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72911522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60">
            <text:p>6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2911522A</text:p>
          </table:table-cell>
          <table:table-cell office:value-type="string">
            <text:p>Steelco Gujarat Limited</text:p>
          </table:table-cell>
          <table:table-cell office:value-type="string">
            <text:p>G-15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2420">
            <text:p>72912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20">
            <text:p>52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2420">
            <text:p>72912420</text:p>
          </table:table-cell>
          <table:table-cell office:value-type="string">
            <text:p>Steelco Gujarat Limited</text:p>
          </table:table-cell>
          <table:table-cell office:value-type="string">
            <text:p>F-1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2520">
            <text:p>72912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60">
            <text:p>51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2520">
            <text:p>72912520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2530">
            <text:p>72912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35">
            <text:p>69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2530">
            <text:p>72912530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2720">
            <text:p>72912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50">
            <text:p>51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2720">
            <text:p>72912720</text:p>
          </table:table-cell>
          <table:table-cell office:value-type="string">
            <text:p>Steelco Gujarat Limited</text:p>
          </table:table-cell>
          <table:table-cell office:value-type="string">
            <text:p>F-17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3010">
            <text:p>72913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30">
            <text:p>5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3010">
            <text:p>72913010</text:p>
          </table:table-cell>
          <table:table-cell office:value-type="string">
            <text:p>Steelco Gujarat Limited</text:p>
          </table:table-cell>
          <table:table-cell office:value-type="string">
            <text:p>G-12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3020">
            <text:p>72913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75">
            <text:p>64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3020">
            <text:p>72913020</text:p>
          </table:table-cell>
          <table:table-cell office:value-type="string">
            <text:p>Steelco Gujarat Limited</text:p>
          </table:table-cell>
          <table:table-cell office:value-type="string">
            <text:p>G-13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3530">
            <text:p>72913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00">
            <text:p>6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3530">
            <text:p>72913530</text:p>
          </table:table-cell>
          <table:table-cell office:value-type="string">
            <text:p>Steelco Gujarat Limited</text:p>
          </table:table-cell>
          <table:table-cell office:value-type="string">
            <text:p>G-15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3630">
            <text:p>72913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50">
            <text:p>69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3630">
            <text:p>72913630</text:p>
          </table:table-cell>
          <table:table-cell office:value-type="string">
            <text:p>Steelco Gujarat Limited</text:p>
          </table:table-cell>
          <table:table-cell office:value-type="string">
            <text:p>G-17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4720">
            <text:p>72914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00">
            <text:p>57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4720">
            <text:p>72914720</text:p>
          </table:table-cell>
          <table:table-cell office:value-type="string">
            <text:p>Steelco Gujarat Limited</text:p>
          </table:table-cell>
          <table:table-cell office:value-type="string">
            <text:p>H-28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4730">
            <text:p>72914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10">
            <text:p>61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4730">
            <text:p>72914730</text:p>
          </table:table-cell>
          <table:table-cell office:value-type="string">
            <text:p>Steelco Gujarat Limited</text:p>
          </table:table-cell>
          <table:table-cell office:value-type="string">
            <text:p>E-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15320">
            <text:p>729153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15320">
            <text:p>72915320</text:p>
          </table:table-cell>
          <table:table-cell office:value-type="string">
            <text:p>Steelco Gujarat Limited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20610">
            <text:p>729206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55">
            <text:p>52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20610">
            <text:p>72920610</text:p>
          </table:table-cell>
          <table:table-cell office:value-type="string">
            <text:p>Steelco Gujarat Limited</text:p>
          </table:table-cell>
          <table:table-cell office:value-type="string">
            <text:p>H-30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20620">
            <text:p>72920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30">
            <text:p>52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20620">
            <text:p>72920620</text:p>
          </table:table-cell>
          <table:table-cell office:value-type="string">
            <text:p>Steelco Gujarat Limited</text:p>
          </table:table-cell>
          <table:table-cell office:value-type="string">
            <text:p>H-30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2920630">
            <text:p>72920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603">
            <text:p>6603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2920630">
            <text:p>72920630</text:p>
          </table:table-cell>
          <table:table-cell office:value-type="string">
            <text:p>Steelco Gujarat Limited</text:p>
          </table:table-cell>
          <table:table-cell office:value-type="string">
            <text:p>G-1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15010">
            <text:p>73015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20">
            <text:p>52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15010">
            <text:p>73015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17730">
            <text:p>73017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20">
            <text:p>60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17730">
            <text:p>73017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8811">
            <text:p>730288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35">
            <text:p>50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8811">
            <text:p>730288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8812">
            <text:p>730288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970">
            <text:p>49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8812">
            <text:p>730288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8813">
            <text:p>730288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80">
            <text:p>54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8813">
            <text:p>730288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9011">
            <text:p>730290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75">
            <text:p>5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9011">
            <text:p>730290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9012">
            <text:p>730290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60">
            <text:p>5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9012">
            <text:p>730290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29013">
            <text:p>730290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15">
            <text:p>54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29013">
            <text:p>730290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73029712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035">
            <text:p>70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73029712A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520">
            <text:p>73030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90">
            <text:p>62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520">
            <text:p>73030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530">
            <text:p>73030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70">
            <text:p>64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530">
            <text:p>73030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610">
            <text:p>730306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630">
            <text:p>66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610">
            <text:p>730306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630">
            <text:p>73030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30">
            <text:p>6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630">
            <text:p>73030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710">
            <text:p>730307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20">
            <text:p>52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710">
            <text:p>730307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720">
            <text:p>73030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30">
            <text:p>5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720">
            <text:p>73030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910">
            <text:p>730309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50">
            <text:p>5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910">
            <text:p>730309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0920">
            <text:p>730309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30">
            <text:p>6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0920">
            <text:p>730309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010">
            <text:p>73031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80">
            <text:p>6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010">
            <text:p>73031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020">
            <text:p>73031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40">
            <text:p>61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020">
            <text:p>73031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030">
            <text:p>73031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570">
            <text:p>45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030">
            <text:p>73031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230">
            <text:p>730312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40">
            <text:p>62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230">
            <text:p>730312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411">
            <text:p>730314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30">
            <text:p>65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411">
            <text:p>730314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510">
            <text:p>73031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655">
            <text:p>66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510">
            <text:p>73031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610">
            <text:p>730316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90">
            <text:p>61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610">
            <text:p>730316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620">
            <text:p>73031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90">
            <text:p>63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620">
            <text:p>73031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1630">
            <text:p>73031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50">
            <text:p>62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1630">
            <text:p>73031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010">
            <text:p>73032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60">
            <text:p>5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010">
            <text:p>73032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020">
            <text:p>73032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60">
            <text:p>6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020">
            <text:p>73032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030">
            <text:p>73032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10">
            <text:p>64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030">
            <text:p>73032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310">
            <text:p>730323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95">
            <text:p>63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310">
            <text:p>73032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320">
            <text:p>730323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90">
            <text:p>63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320">
            <text:p>730323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330">
            <text:p>730323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40">
            <text:p>63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330">
            <text:p>73032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410">
            <text:p>73032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410">
            <text:p>730324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420">
            <text:p>73032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85">
            <text:p>62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420">
            <text:p>730324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430">
            <text:p>73032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75">
            <text:p>61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430">
            <text:p>73032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620">
            <text:p>73032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40">
            <text:p>62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620">
            <text:p>73032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630">
            <text:p>73032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80">
            <text:p>59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630">
            <text:p>73032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710">
            <text:p>730327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30">
            <text:p>63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710">
            <text:p>730327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720">
            <text:p>73032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20">
            <text:p>63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720">
            <text:p>73032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730">
            <text:p>73032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60">
            <text:p>57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730">
            <text:p>73032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810">
            <text:p>730328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85">
            <text:p>63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810">
            <text:p>73032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820">
            <text:p>730328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75">
            <text:p>62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820">
            <text:p>730328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2830">
            <text:p>730328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90">
            <text:p>6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2830">
            <text:p>730328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010">
            <text:p>73033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60">
            <text:p>6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010">
            <text:p>73033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020">
            <text:p>73033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40">
            <text:p>61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020">
            <text:p>73033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030">
            <text:p>73033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60">
            <text:p>6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030">
            <text:p>73033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110">
            <text:p>730331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110">
            <text:p>730331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120">
            <text:p>730331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85">
            <text:p>63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120">
            <text:p>730331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130">
            <text:p>730331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30">
            <text:p>62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130">
            <text:p>730331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210">
            <text:p>73033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30">
            <text:p>6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210">
            <text:p>73033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220">
            <text:p>730332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160">
            <text:p>51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220">
            <text:p>73033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230">
            <text:p>730332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10">
            <text:p>58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230">
            <text:p>730332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310">
            <text:p>730333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00">
            <text:p>6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310">
            <text:p>73033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430">
            <text:p>73033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110">
            <text:p>61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430">
            <text:p>73033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510">
            <text:p>73033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5">
            <text:p>64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510">
            <text:p>73033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520">
            <text:p>73033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85">
            <text:p>63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520">
            <text:p>73033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3530">
            <text:p>73033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25">
            <text:p>60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3530">
            <text:p>73033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120">
            <text:p>730341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80">
            <text:p>6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120">
            <text:p>730341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130">
            <text:p>730341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20">
            <text:p>62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130">
            <text:p>730341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140">
            <text:p>7303414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80">
            <text:p>5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140">
            <text:p>7303414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221">
            <text:p>7303422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30">
            <text:p>5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221">
            <text:p>7303422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222">
            <text:p>7303422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30">
            <text:p>5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222">
            <text:p>7303422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223">
            <text:p>7303422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80">
            <text:p>6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223">
            <text:p>7303422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310">
            <text:p>730343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310">
            <text:p>730343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320">
            <text:p>730343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70">
            <text:p>6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320">
            <text:p>730343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330">
            <text:p>730343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10">
            <text:p>6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330">
            <text:p>730343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421">
            <text:p>7303442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90">
            <text:p>55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421">
            <text:p>7303442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422">
            <text:p>7303442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030">
            <text:p>50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422">
            <text:p>7303442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4423">
            <text:p>7303442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995">
            <text:p>49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4423">
            <text:p>7303442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210">
            <text:p>730352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35">
            <text:p>65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210">
            <text:p>730352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220">
            <text:p>730352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30">
            <text:p>6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220">
            <text:p>730352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230">
            <text:p>730352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60">
            <text:p>57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230">
            <text:p>730352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510">
            <text:p>73035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95">
            <text:p>62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510">
            <text:p>73035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520">
            <text:p>73035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25">
            <text:p>62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520">
            <text:p>73035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530">
            <text:p>73035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35">
            <text:p>63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530">
            <text:p>73035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710">
            <text:p>730357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60">
            <text:p>6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710">
            <text:p>730357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720">
            <text:p>73035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25">
            <text:p>64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720">
            <text:p>73035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5730">
            <text:p>73035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30">
            <text:p>58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5730">
            <text:p>73035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36620">
            <text:p>73036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70">
            <text:p>6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36620">
            <text:p>73036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4110">
            <text:p>730441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60">
            <text:p>6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4110">
            <text:p>730441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4430">
            <text:p>73044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10">
            <text:p>55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4430">
            <text:p>73044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4910">
            <text:p>730449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50">
            <text:p>6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4910">
            <text:p>730449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020">
            <text:p>73045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40">
            <text:p>63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020">
            <text:p>73045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110">
            <text:p>730451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60">
            <text:p>6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110">
            <text:p>730451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130">
            <text:p>730451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00">
            <text:p>57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130">
            <text:p>730451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811">
            <text:p>730458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25">
            <text:p>53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811">
            <text:p>730458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812">
            <text:p>730458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00">
            <text:p>6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812">
            <text:p>730458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5813">
            <text:p>730458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25">
            <text:p>58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5813">
            <text:p>730458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6020">
            <text:p>73046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6020">
            <text:p>730460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6030">
            <text:p>73046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40">
            <text:p>65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6030">
            <text:p>73046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6430">
            <text:p>73046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60">
            <text:p>60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6430">
            <text:p>73046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6620">
            <text:p>73046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055">
            <text:p>70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6620">
            <text:p>73046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46630">
            <text:p>73046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15">
            <text:p>54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46630">
            <text:p>73046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1420">
            <text:p>73051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30">
            <text:p>6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1420">
            <text:p>730514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1810">
            <text:p>730518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00">
            <text:p>6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1810">
            <text:p>73051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130">
            <text:p>730521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670">
            <text:p>56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130">
            <text:p>730521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212">
            <text:p>730522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40">
            <text:p>5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212">
            <text:p>730522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213">
            <text:p>730522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360">
            <text:p>53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213">
            <text:p>73052213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420">
            <text:p>73052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040">
            <text:p>6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420">
            <text:p>730524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510">
            <text:p>73052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80">
            <text:p>62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510">
            <text:p>73052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520">
            <text:p>73052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50">
            <text:p>6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520">
            <text:p>73052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2530">
            <text:p>73052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60">
            <text:p>5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2530">
            <text:p>73052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3530">
            <text:p>73053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60">
            <text:p>59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3530">
            <text:p>73053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5411">
            <text:p>730554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10">
            <text:p>52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5411">
            <text:p>73055411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5412">
            <text:p>730554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50">
            <text:p>5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5412">
            <text:p>73055412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6510">
            <text:p>730565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50">
            <text:p>64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6510">
            <text:p>730565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6520">
            <text:p>730565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70">
            <text:p>6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6520">
            <text:p>730565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6530">
            <text:p>730565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40">
            <text:p>55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6530">
            <text:p>730565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6620">
            <text:p>73056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70">
            <text:p>6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6620">
            <text:p>730566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6630">
            <text:p>730566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6630">
            <text:p>730566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410">
            <text:p>730574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50">
            <text:p>6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410">
            <text:p>730574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420">
            <text:p>730574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30">
            <text:p>63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420">
            <text:p>730574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430">
            <text:p>73057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60">
            <text:p>5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430">
            <text:p>73057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610">
            <text:p>730576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70">
            <text:p>64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610">
            <text:p>730576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720">
            <text:p>73057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540">
            <text:p>65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720">
            <text:p>73057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730">
            <text:p>73057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05">
            <text:p>64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730">
            <text:p>73057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810">
            <text:p>730578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10">
            <text:p>63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810">
            <text:p>730578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7830">
            <text:p>730578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770">
            <text:p>57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7830">
            <text:p>730578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8710">
            <text:p>730587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50">
            <text:p>6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8710">
            <text:p>730587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8720">
            <text:p>730587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330">
            <text:p>63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8720">
            <text:p>730587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8730">
            <text:p>730587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460">
            <text:p>54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8730">
            <text:p>730587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9120">
            <text:p>730591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200">
            <text:p>6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9120">
            <text:p>7305912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59430">
            <text:p>730594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805">
            <text:p>58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59430">
            <text:p>730594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78930">
            <text:p>730789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925">
            <text:p>59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8930">
            <text:p>730789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79010">
            <text:p>73079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420">
            <text:p>6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9010">
            <text:p>7307901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float" office:value="73079030">
            <text:p>7307903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590">
            <text:p>55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73079030">
            <text:p>73079030</text:p>
          </table:table-cell>
          <table:table-cell office:value-type="string">
            <text:p>Steelco Gujarat Limited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741879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3334">
            <text:p>3334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1879V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791008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960">
            <text:p>69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91008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802799VB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6750">
            <text:p>67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02799VB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827686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3040">
            <text:p>1304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7686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828312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2940">
            <text:p>1294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8312V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831406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4620">
            <text:p>146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1406V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843590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020">
            <text:p>8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43590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91071125-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2005">
            <text:p>20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91071125-1</text:p>
          </table:table-cell>
          <table:table-cell office:value-type="string">
            <text:p>Sarana Steel</text:p>
          </table:table-cell>
          <table:table-cell office:value-type="string">
            <text:p>B-26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0384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760">
            <text:p>77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0384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10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5900">
            <text:p>1590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010V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13VC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3630">
            <text:p>136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013VC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31VB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630">
            <text:p>76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031VB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32VA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440">
            <text:p>74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032VA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32VA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535">
            <text:p>853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032VA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063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4960">
            <text:p>1496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063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343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0560">
            <text:p>1056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343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501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5410">
            <text:p>1541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1501V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556VC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0430">
            <text:p>104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556VC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559V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5120">
            <text:p>151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559V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694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45">
            <text:p>84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694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781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2900">
            <text:p>129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781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04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525">
            <text:p>852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04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04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10">
            <text:p>84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04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36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200">
            <text:p>72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36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36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455">
            <text:p>745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36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68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290">
            <text:p>82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68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1972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505">
            <text:p>850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B1972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AB3482VA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5290">
            <text:p>529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AB3482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BA4493VB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290">
            <text:p>72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BA4493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3L6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40">
            <text:p>84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3L6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3L6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50">
            <text:p>84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3L61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3L6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9190">
            <text:p>91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3L61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3L617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520">
            <text:p>85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3L61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0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50">
            <text:p>8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0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20">
            <text:p>89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0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06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50">
            <text:p>8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0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40">
            <text:p>8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30">
            <text:p>84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1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480">
            <text:p>84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1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60">
            <text:p>89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1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1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10">
            <text:p>89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1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19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40">
            <text:p>8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1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0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70">
            <text:p>88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02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0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70">
            <text:p>88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0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06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07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80">
            <text:p>8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0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30">
            <text:p>8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7514L61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1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4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80">
            <text:p>8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1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30">
            <text:p>8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1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6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20">
            <text:p>89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1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19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640">
            <text:p>8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1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30">
            <text:p>88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040">
            <text:p>8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990">
            <text:p>79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4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030">
            <text:p>80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000">
            <text:p>80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7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62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40">
            <text:p>8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62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4LA0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10">
            <text:p>89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4LA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00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050">
            <text:p>80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0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002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900">
            <text:p>7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0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614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170">
            <text:p>8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61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615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300">
            <text:p>83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61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617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70">
            <text:p>89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61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62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50">
            <text:p>8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62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5LA0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5LA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6L00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70">
            <text:p>88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6L0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C17516L01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30">
            <text:p>89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6L0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FLJB9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0554">
            <text:p>10554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FLJB9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FLJC9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9478">
            <text:p>947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FLJC9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FLJF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0528">
            <text:p>1052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FLJF3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FLJF6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10558">
            <text:p>1055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FLJF6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GABL1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288">
            <text:p>828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GABL1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GABL8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238">
            <text:p>823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GABL8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GABN3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9788">
            <text:p>978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GABN3</text:p>
          </table:table-cell>
          <table:table-cell office:value-type="string">
            <text:p>Dongbu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HPN06519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10">
            <text:p>88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PN065190</text:p>
          </table:table-cell>
          <table:table-cell office:value-type="string">
            <text:p>GUNUNG RAJA PAKSI</text:p>
          </table:table-cell>
          <table:table-cell table:number-columns-repeated="2"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HPN080280/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865">
            <text:p>886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HPN080280/</text:p>
          </table:table-cell>
          <table:table-cell office:value-type="string">
            <text:p>GUNUNG RAJA PAKS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NJ4431100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8915">
            <text:p>89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J44311000</text:p>
          </table:table-cell>
          <table:table-cell office:value-type="string">
            <text:p>Essar</text:p>
          </table:table-cell>
          <table:table-cell office:value-type="string">
            <text:p>C-30A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NN6865200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7700">
            <text:p>77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68652000</text:p>
          </table:table-cell>
          <table:table-cell office:value-type="string">
            <text:p>Essar</text:p>
          </table:table-cell>
          <table:table-cell office:value-type="string">
            <text:p>H-25</text:p>
          </table:table-cell>
          <table:table-cell/>
        </table:table-row>
        <table:table-row table:style-name="ro1">
          <table:table-cell office:value-type="string">
            <text:p>CR0200914</text:p>
          </table:table-cell>
          <table:table-cell office:value-type="string">
            <text:p>SN19591000</text:p>
          </table:table-cell>
          <table:table-cell office:value-type="float" office:value="0">
            <text:p>0</text:p>
          </table:table-cell>
          <table:table-cell office:value-type="string">
            <text:p>CRC 0,20 X 914 X C</text:p>
          </table:table-cell>
          <table:table-cell table:number-columns-repeated="2" office:value-type="float" office:value="4499">
            <text:p>4499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SN19591000</text:p>
          </table:table-cell>
          <table:table-cell office:value-type="string">
            <text:p>Essar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914 X C</text:p>
          </table:table-cell>
          <table:table-cell table:number-columns-repeated="2" office:value-type="float" office:value="1988635">
            <text:p>1988635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940</text:p>
          </table:table-cell>
          <table:table-cell office:value-type="float" office:value="13026204">
            <text:p>1302620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80">
            <text:p>64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04">
            <text:p>1302620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08">
            <text:p>1302620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550">
            <text:p>6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08">
            <text:p>1302620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0">
            <text:p>1302621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995">
            <text:p>59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0">
            <text:p>1302621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2">
            <text:p>1302621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595">
            <text:p>65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2">
            <text:p>1302621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3">
            <text:p>13026213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275">
            <text:p>72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3">
            <text:p>1302621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4">
            <text:p>1302621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75">
            <text:p>64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4">
            <text:p>1302621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5">
            <text:p>1302621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95">
            <text:p>64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5">
            <text:p>1302621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7">
            <text:p>1302621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755">
            <text:p>57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7">
            <text:p>1302621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19">
            <text:p>1302621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900">
            <text:p>6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19">
            <text:p>1302621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0">
            <text:p>1302622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10">
            <text:p>68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0">
            <text:p>1302622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1">
            <text:p>1302622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20">
            <text:p>6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1">
            <text:p>1302622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4">
            <text:p>1302622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70">
            <text:p>64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4">
            <text:p>1302622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5">
            <text:p>1302622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790">
            <text:p>57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5">
            <text:p>1302622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6">
            <text:p>1302622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355">
            <text:p>63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6">
            <text:p>1302622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7">
            <text:p>1302622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260">
            <text:p>6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7">
            <text:p>1302622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8">
            <text:p>1302622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590">
            <text:p>65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8">
            <text:p>1302622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29">
            <text:p>1302622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660">
            <text:p>6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29">
            <text:p>1302622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0">
            <text:p>1302623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65">
            <text:p>64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0">
            <text:p>1302623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3">
            <text:p>13026233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45">
            <text:p>64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3">
            <text:p>1302623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4">
            <text:p>1302623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775">
            <text:p>67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4">
            <text:p>1302623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5">
            <text:p>1302623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495">
            <text:p>64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5">
            <text:p>1302623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6">
            <text:p>1302623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65">
            <text:p>68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6">
            <text:p>1302623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7">
            <text:p>1302623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625">
            <text:p>66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7">
            <text:p>1302623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8">
            <text:p>1302623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55">
            <text:p>6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8">
            <text:p>1302623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39">
            <text:p>1302623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15">
            <text:p>68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39">
            <text:p>1302623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0">
            <text:p>1302624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235">
            <text:p>62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0">
            <text:p>1302624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1">
            <text:p>1302624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985">
            <text:p>59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1">
            <text:p>1302624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2">
            <text:p>1302624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845">
            <text:p>58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2">
            <text:p>1302624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4">
            <text:p>1302624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15">
            <text:p>56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4">
            <text:p>1302624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5">
            <text:p>1302624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25">
            <text:p>56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5">
            <text:p>1302624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6">
            <text:p>1302624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565">
            <text:p>55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6">
            <text:p>1302624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7">
            <text:p>1302624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15">
            <text:p>56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7">
            <text:p>1302624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8">
            <text:p>1302624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65">
            <text:p>56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8">
            <text:p>1302624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49">
            <text:p>1302624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795">
            <text:p>579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49">
            <text:p>1302624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0">
            <text:p>1302625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75">
            <text:p>61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0">
            <text:p>1302625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1">
            <text:p>1302625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050">
            <text:p>60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1">
            <text:p>1302625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2">
            <text:p>1302625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640">
            <text:p>66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2">
            <text:p>1302625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3">
            <text:p>13026253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045">
            <text:p>60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3">
            <text:p>13026253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6">
            <text:p>1302625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090">
            <text:p>6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6">
            <text:p>1302625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7">
            <text:p>1302625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30">
            <text:p>6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7">
            <text:p>1302625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8">
            <text:p>1302625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45">
            <text:p>56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8">
            <text:p>1302625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59">
            <text:p>1302625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285">
            <text:p>62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59">
            <text:p>1302625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0">
            <text:p>1302626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05">
            <text:p>610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0">
            <text:p>13026260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1">
            <text:p>1302626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080">
            <text:p>60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1">
            <text:p>13026261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2">
            <text:p>1302626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700">
            <text:p>67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2">
            <text:p>1302626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6">
            <text:p>1302626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70">
            <text:p>6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6">
            <text:p>1302626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7">
            <text:p>1302626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80">
            <text:p>6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7">
            <text:p>1302626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8">
            <text:p>1302626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370">
            <text:p>7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8">
            <text:p>13026268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69">
            <text:p>1302626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075">
            <text:p>6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69">
            <text:p>13026269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72">
            <text:p>1302627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755">
            <text:p>67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72">
            <text:p>13026272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74">
            <text:p>1302627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40">
            <text:p>61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74">
            <text:p>13026274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75">
            <text:p>1302627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120">
            <text:p>6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75">
            <text:p>13026275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76">
            <text:p>1302627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4480">
            <text:p>44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76">
            <text:p>13026276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float" office:value="13026277">
            <text:p>1302627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4760">
            <text:p>47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float" office:value="13026277">
            <text:p>13026277</text:p>
          </table:table-cell>
          <table:table-cell office:value-type="string">
            <text:p>BHUSHAN STEEL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516692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380">
            <text:p>73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6692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652966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015">
            <text:p>801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52966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653469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680">
            <text:p>568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653469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658977WC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900">
            <text:p>59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58977WC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658981VA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850">
            <text:p>585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658981VA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660880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990">
            <text:p>89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60880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738980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600">
            <text:p>76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8980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05772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105">
            <text:p>710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5772VA</text:p>
          </table:table-cell>
          <table:table-cell office:value-type="string">
            <text:p>KS ( Krakatau Steel )</text:p>
          </table:table-cell>
          <table:table-cell office:value-type="string">
            <text:p>B-28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05773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115">
            <text:p>711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5773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05778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625">
            <text:p>762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05778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06399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835">
            <text:p>583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6399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06400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640">
            <text:p>764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6400VB</text:p>
          </table:table-cell>
          <table:table-cell office:value-type="string">
            <text:p>KS ( Krakatau Steel )</text:p>
          </table:table-cell>
          <table:table-cell office:value-type="string">
            <text:p>B-29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11002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010">
            <text:p>501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1002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12691VB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320">
            <text:p>532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2691VB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12879VC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550">
            <text:p>755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12879VC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14571VB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5575">
            <text:p>557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4571VB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0084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300">
            <text:p>73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0084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0084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745">
            <text:p>77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0084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2088VA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6830">
            <text:p>68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2088VA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7262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160">
            <text:p>716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7262VA</text:p>
          </table:table-cell>
          <table:table-cell office:value-type="string">
            <text:p>KS ( Krakatau Steel )</text:p>
          </table:table-cell>
          <table:table-cell office:value-type="string">
            <text:p>B-26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7264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990">
            <text:p>799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7264VB</text:p>
          </table:table-cell>
          <table:table-cell office:value-type="string">
            <text:p>KS ( Krakatau Steel )</text:p>
          </table:table-cell>
          <table:table-cell office:value-type="string">
            <text:p>B-25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27266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530">
            <text:p>753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27266VA</text:p>
          </table:table-cell>
          <table:table-cell office:value-type="string">
            <text:p>KS ( Krakatau Steel )</text:p>
          </table:table-cell>
          <table:table-cell office:value-type="string">
            <text:p>B-26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33687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7835">
            <text:p>7835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33687VB</text:p>
          </table:table-cell>
          <table:table-cell office:value-type="string">
            <text:p>KS ( Krakatau Steel )</text:p>
          </table:table-cell>
          <table:table-cell office:value-type="string">
            <text:p>B-27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35195VA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245">
            <text:p>824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5195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836703VB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500">
            <text:p>85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6703VB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0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230">
            <text:p>82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03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890">
            <text:p>98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0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320">
            <text:p>93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0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0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330">
            <text:p>93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0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850">
            <text:p>98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0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950">
            <text:p>99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900">
            <text:p>9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5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200">
            <text:p>82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6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290">
            <text:p>82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730">
            <text:p>97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1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730">
            <text:p>97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1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21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800">
            <text:p>88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2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2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620">
            <text:p>86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09L62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23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960">
            <text:p>896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09L624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770">
            <text:p>977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12L008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8170">
            <text:p>817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12L009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190">
            <text:p>91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12L010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950">
            <text:p>99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10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12L012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690">
            <text:p>96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1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00940</text:p>
          </table:table-cell>
          <table:table-cell office:value-type="string">
            <text:p>C17516L007</text:p>
          </table:table-cell>
          <table:table-cell office:value-type="float" office:value="0">
            <text:p>0</text:p>
          </table:table-cell>
          <table:table-cell office:value-type="string">
            <text:p>CRC 0,20 X 940 X C</text:p>
          </table:table-cell>
          <table:table-cell table:number-columns-repeated="2" office:value-type="float" office:value="9270">
            <text:p>92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6L0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0 X 940 X C</text:p>
          </table:table-cell>
          <table:table-cell table:number-columns-repeated="2" office:value-type="float" office:value="699720">
            <text:p>69972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51027</text:p>
          </table:table-cell>
          <table:table-cell office:value-type="string">
            <text:p>353913A</text:p>
          </table:table-cell>
          <table:table-cell office:value-type="float" office:value="0">
            <text:p>0</text:p>
          </table:table-cell>
          <table:table-cell office:value-type="string">
            <text:p>CRC 0,25 X 1027 X C</text:p>
          </table:table-cell>
          <table:table-cell table:number-columns-repeated="2" office:value-type="float" office:value="8350">
            <text:p>83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53913A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027</text:p>
          </table:table-cell>
          <table:table-cell office:value-type="string">
            <text:p>398563B</text:p>
          </table:table-cell>
          <table:table-cell office:value-type="float" office:value="0">
            <text:p>0</text:p>
          </table:table-cell>
          <table:table-cell office:value-type="string">
            <text:p>CRC 0,25 X 1027 X C</text:p>
          </table:table-cell>
          <table:table-cell table:number-columns-repeated="2" office:value-type="float" office:value="9020">
            <text:p>9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98563B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027</text:p>
          </table:table-cell>
          <table:table-cell office:value-type="string">
            <text:p>642079VA</text:p>
          </table:table-cell>
          <table:table-cell office:value-type="float" office:value="0">
            <text:p>0</text:p>
          </table:table-cell>
          <table:table-cell office:value-type="string">
            <text:p>CRC 0,25 X 1027 X C</text:p>
          </table:table-cell>
          <table:table-cell table:number-columns-repeated="2" office:value-type="float" office:value="4710">
            <text:p>47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42079VA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C 0,25 X 1027 X C</text:p>
          </table:table-cell>
          <table:table-cell table:number-columns-repeated="2" office:value-type="float" office:value="22080">
            <text:p>2208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2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580">
            <text:p>85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3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10040">
            <text:p>10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4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9230">
            <text:p>92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4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5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9570">
            <text:p>95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5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6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9120">
            <text:p>91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007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13340">
            <text:p>133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0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603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600">
            <text:p>8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603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606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370">
            <text:p>83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606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607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550">
            <text:p>85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607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608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9320">
            <text:p>93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608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609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10010">
            <text:p>100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609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2LC02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4900">
            <text:p>49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2LC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6LC01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880">
            <text:p>88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6LC01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251140</text:p>
          </table:table-cell>
          <table:table-cell office:value-type="string">
            <text:p>C17516LC02</text:p>
          </table:table-cell>
          <table:table-cell office:value-type="float" office:value="0">
            <text:p>0</text:p>
          </table:table-cell>
          <table:table-cell office:value-type="string">
            <text:p>CRC 0,25 X 1140 X C</text:p>
          </table:table-cell>
          <table:table-cell table:number-columns-repeated="2" office:value-type="float" office:value="8690">
            <text:p>86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17516LC02</text:p>
          </table:table-cell>
          <table:table-cell office:value-type="string">
            <text:p>Ton Y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25 X 1140 X C</text:p>
          </table:table-cell>
          <table:table-cell table:number-columns-repeated="2" office:value-type="float" office:value="127200">
            <text:p>12720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10770861-2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163">
            <text:p>3163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0770861-2</text:p>
          </table:table-cell>
          <table:table-cell office:value-type="string">
            <text:p>SYNN</text:p>
          </table:table-cell>
          <table:table-cell office:value-type="string">
            <text:p>B-08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10970714-1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0340">
            <text:p>103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0970714-1</text:p>
          </table:table-cell>
          <table:table-cell office:value-type="string">
            <text:p>SYNN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13CC0314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620">
            <text:p>96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3CC0314A</text:p>
          </table:table-cell>
          <table:table-cell office:value-type="string">
            <text:p>Posco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13CC0317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130">
            <text:p>9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13CC0317B</text:p>
          </table:table-cell>
          <table:table-cell office:value-type="string">
            <text:p>Posco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28414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180">
            <text:p>31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28414B</text:p>
          </table:table-cell>
          <table:table-cell office:value-type="string">
            <text:p>KS ( Krakatau Steel )</text:p>
          </table:table-cell>
          <table:table-cell office:value-type="string">
            <text:p>G-28A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32260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730">
            <text:p>17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32260A</text:p>
          </table:table-cell>
          <table:table-cell office:value-type="string">
            <text:p>KS ( Krakatau Steel )</text:p>
          </table:table-cell>
          <table:table-cell office:value-type="string">
            <text:p>H-24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32282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312">
            <text:p>1312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32282B</text:p>
          </table:table-cell>
          <table:table-cell office:value-type="string">
            <text:p>KS ( Krakatau Steel )</text:p>
          </table:table-cell>
          <table:table-cell office:value-type="string">
            <text:p>L-E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43401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4083">
            <text:p>4083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43401B</text:p>
          </table:table-cell>
          <table:table-cell office:value-type="string">
            <text:p>KS ( Krakatau Steel )</text:p>
          </table:table-cell>
          <table:table-cell office:value-type="string">
            <text:p>G-25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58573C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470">
            <text:p>54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58573C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82193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400">
            <text:p>64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82193B</text:p>
          </table:table-cell>
          <table:table-cell office:value-type="string">
            <text:p>KS ( Krakatau Steel )</text:p>
          </table:table-cell>
          <table:table-cell office:value-type="string">
            <text:p>I-18A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391830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490">
            <text:p>94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391830A</text:p>
          </table:table-cell>
          <table:table-cell office:value-type="string">
            <text:p>KS ( Krakatau Steel )</text:p>
          </table:table-cell>
          <table:table-cell office:value-type="string">
            <text:p>F-20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25530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110">
            <text:p>31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25530B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25555B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820">
            <text:p>58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25555B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28375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590">
            <text:p>55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28375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28401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830">
            <text:p>58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28401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28401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590">
            <text:p>55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28401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30030C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370">
            <text:p>63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0030C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30034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740">
            <text:p>67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0034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37407A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975">
            <text:p>397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7407A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39543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275">
            <text:p>927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9543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39543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575">
            <text:p>957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39543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0192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050">
            <text:p>30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0192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1269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730">
            <text:p>57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1269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1420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710">
            <text:p>57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1420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2828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610">
            <text:p>66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2828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3072A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160">
            <text:p>51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3072A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5745A1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8480">
            <text:p>84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5745A1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45746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610">
            <text:p>56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45746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55094A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3960">
            <text:p>39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55094A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58122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4900">
            <text:p>49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58122B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61728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230">
            <text:p>62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61728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64619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810">
            <text:p>58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64619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485381A1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4340">
            <text:p>43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85381A1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510593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670">
            <text:p>56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0593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515777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340">
            <text:p>53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5777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516018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900">
            <text:p>59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6018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516233B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6320">
            <text:p>63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6233BB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516396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140">
            <text:p>51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516396A</text:p>
          </table:table-cell>
          <table:table-cell office:value-type="string">
            <text:p>Dwijaya Sentosa Abad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619166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7640">
            <text:p>76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19166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621243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735">
            <text:p>973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21243VA</text:p>
          </table:table-cell>
          <table:table-cell office:value-type="string">
            <text:p>Dwijaya Sentosa Abadi</text:p>
          </table:table-cell>
          <table:table-cell table:number-columns-repeated="2"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699149V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4200">
            <text:p>42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699149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701464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261">
            <text:p>5261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01464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737446V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0960">
            <text:p>109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7446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743025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350">
            <text:p>935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743025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778878V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1130">
            <text:p>111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8878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788159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5905">
            <text:p>590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88159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01251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7590">
            <text:p>759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01251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3638V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0710">
            <text:p>10710</text:p>
          </table:table-cell>
          <table:table-cell office:value-type="string">
            <text:p>KG</text:p>
          </table:table-cell>
          <table:table-cell office:value-type="string">
            <text:p>HARD</text:p>
          </table:table-cell>
          <table:table-cell office:value-type="string">
            <text:p>833638V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047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14240">
            <text:p>142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9047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055VA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7730">
            <text:p>77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9055VA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055V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8430">
            <text:p>84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9055V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265VA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7085">
            <text:p>708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9265VAB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966VA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2" office:value-type="float" office:value="9115">
            <text:p>9115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39966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251219</text:p>
          </table:table-cell>
          <table:table-cell office:value-type="string">
            <text:p>839966VB</text:p>
          </table:table-cell>
          <table:table-cell office:value-type="float" office:value="0">
            <text:p>0</text:p>
          </table:table-cell>
          <table:table-cell office:value-type="string">
            <text:p>CRC 0,25 X 1219 X C</text:p>
          </table:table-cell>
          <table:table-cell table:number-columns-repeated="8" office:value-type="float" office:value="825">
            <text:p>825</text:p>
          </table:table-cell>
        </table:table-row>
        <table:table-row table:style-name="ro1" table:number-rows-repeated="492">
          <table:table-cell table:number-columns-repeated="12"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2368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780">
            <text:p>117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368B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2369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2130">
            <text:p>121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369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2372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970">
            <text:p>119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372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2375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790">
            <text:p>117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375B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2377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970">
            <text:p>119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377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29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0650">
            <text:p>106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29A</text:p>
          </table:table-cell>
          <table:table-cell office:value-type="string">
            <text:p>Hyunda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29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0030">
            <text:p>100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29B</text:p>
          </table:table-cell>
          <table:table-cell office:value-type="string">
            <text:p>Hyundai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30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2040">
            <text:p>120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30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31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2050">
            <text:p>120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31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32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0070">
            <text:p>100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32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32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9660">
            <text:p>96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32B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H73237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690">
            <text:p>116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37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RN025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2973">
            <text:p>2973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RN025A</text:p>
          </table:table-cell>
          <table:table-cell office:value-type="string">
            <text:p>HYSCO</text:p>
          </table:table-cell>
          <table:table-cell office:value-type="string">
            <text:p>P5/43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RX976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2246">
            <text:p>2246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RX976A</text:p>
          </table:table-cell>
          <table:table-cell office:value-type="string">
            <text:p>HYSCO</text:p>
          </table:table-cell>
          <table:table-cell office:value-type="string">
            <text:p>B5/46-47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ARX979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591">
            <text:p>1591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RX979A</text:p>
          </table:table-cell>
          <table:table-cell office:value-type="string">
            <text:p>HYSCO</text:p>
          </table:table-cell>
          <table:table-cell office:value-type="string">
            <text:p>P4/T57-58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BU16904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4290">
            <text:p>142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BU16904B</text:p>
          </table:table-cell>
          <table:table-cell office:value-type="string">
            <text:p>Hyundai</text:p>
          </table:table-cell>
          <table:table-cell office:value-type="string">
            <text:p>I-07A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BW66452A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1260">
            <text:p>11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BW66452A</text:p>
          </table:table-cell>
          <table:table-cell office:value-type="string">
            <text:p>Hyundai</text:p>
          </table:table-cell>
          <table:table-cell office:value-type="string">
            <text:p>D-22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BW70088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0870">
            <text:p>108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BW70088B</text:p>
          </table:table-cell>
          <table:table-cell office:value-type="string">
            <text:p>Hyundai</text:p>
          </table:table-cell>
          <table:table-cell office:value-type="string">
            <text:p>C-10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CQN7997B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3590">
            <text:p>135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QN7997B</text:p>
          </table:table-cell>
          <table:table-cell office:value-type="string">
            <text:p>Posco</text:p>
          </table:table-cell>
          <table:table-cell office:value-type="string">
            <text:p>A-19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HO79591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728">
            <text:p>172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HO79591</text:p>
          </table:table-cell>
          <table:table-cell office:value-type="string">
            <text:p>CSC Steel -Malaysia</text:p>
          </table:table-cell>
          <table:table-cell office:value-type="string">
            <text:p>CSL 55 P4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HO79991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2033">
            <text:p>2033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HO79991</text:p>
          </table:table-cell>
          <table:table-cell office:value-type="string">
            <text:p>CSC Steel -Malaysia</text:p>
          </table:table-cell>
          <table:table-cell office:value-type="string">
            <text:p>CSL P4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HO80021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6715">
            <text:p>67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HO80021</text:p>
          </table:table-cell>
          <table:table-cell office:value-type="string">
            <text:p>CSC Steel -Malaysia</text:p>
          </table:table-cell>
          <table:table-cell office:value-type="string">
            <text:p>CSL 42/43</text:p>
          </table:table-cell>
          <table:table-cell/>
        </table:table-row>
        <table:table-row table:style-name="ro1">
          <table:table-cell office:value-type="string">
            <text:p>CR0701219</text:p>
          </table:table-cell>
          <table:table-cell office:value-type="string">
            <text:p>NP61951000</text:p>
          </table:table-cell>
          <table:table-cell office:value-type="float" office:value="0">
            <text:p>0</text:p>
          </table:table-cell>
          <table:table-cell office:value-type="string">
            <text:p>CRC 0,70 X 1219 X C</text:p>
          </table:table-cell>
          <table:table-cell table:number-columns-repeated="2" office:value-type="float" office:value="10090">
            <text:p>10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61951000</text:p>
          </table:table-cell>
          <table:table-cell office:value-type="string">
            <text:p>Essar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70 X 1219 X C</text:p>
          </table:table-cell>
          <table:table-cell table:number-columns-repeated="2" office:value-type="float" office:value="844496">
            <text:p>844496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751219</text:p>
          </table:table-cell>
          <table:table-cell office:value-type="string">
            <text:p>817991VA</text:p>
          </table:table-cell>
          <table:table-cell office:value-type="float" office:value="0">
            <text:p>0</text:p>
          </table:table-cell>
          <table:table-cell office:value-type="string">
            <text:p>CRC 0,75 X 1219 X C</text:p>
          </table:table-cell>
          <table:table-cell table:number-columns-repeated="2" office:value-type="float" office:value="10510">
            <text:p>105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17991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751219</text:p>
          </table:table-cell>
          <table:table-cell office:value-type="string">
            <text:p>NP52051000</text:p>
          </table:table-cell>
          <table:table-cell office:value-type="float" office:value="0">
            <text:p>0</text:p>
          </table:table-cell>
          <table:table-cell office:value-type="string">
            <text:p>CRC 0,75 X 1219 X C</text:p>
          </table:table-cell>
          <table:table-cell table:number-columns-repeated="2" office:value-type="float" office:value="10425">
            <text:p>1042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52051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75 X 1219 X C</text:p>
          </table:table-cell>
          <table:table-cell table:number-columns-repeated="2" office:value-type="float" office:value="20935">
            <text:p>20935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0801219</text:p>
          </table:table-cell>
          <table:table-cell office:value-type="string">
            <text:p>486673A</text:p>
          </table:table-cell>
          <table:table-cell office:value-type="float" office:value="0">
            <text:p>0</text:p>
          </table:table-cell>
          <table:table-cell office:value-type="string">
            <text:p>CRC 0,80 X 1219 X C</text:p>
          </table:table-cell>
          <table:table-cell table:number-columns-repeated="2" office:value-type="float" office:value="9450">
            <text:p>94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86673A</text:p>
          </table:table-cell>
          <table:table-cell office:value-type="string">
            <text:p>KS ( Krakatau Steel )</text:p>
          </table:table-cell>
          <table:table-cell office:value-type="string">
            <text:p>G-26</text:p>
          </table:table-cell>
          <table:table-cell/>
        </table:table-row>
        <table:table-row table:style-name="ro1">
          <table:table-cell office:value-type="string">
            <text:p>CR0801219</text:p>
          </table:table-cell>
          <table:table-cell office:value-type="string">
            <text:p>AH51473A</text:p>
          </table:table-cell>
          <table:table-cell office:value-type="float" office:value="0">
            <text:p>0</text:p>
          </table:table-cell>
          <table:table-cell office:value-type="string">
            <text:p>CRC 0,80 X 1219 X C</text:p>
          </table:table-cell>
          <table:table-cell table:number-columns-repeated="2" office:value-type="float" office:value="9780">
            <text:p>97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51473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801219</text:p>
          </table:table-cell>
          <table:table-cell office:value-type="string">
            <text:p>AH72712A</text:p>
          </table:table-cell>
          <table:table-cell office:value-type="float" office:value="0">
            <text:p>0</text:p>
          </table:table-cell>
          <table:table-cell office:value-type="string">
            <text:p>CRC 0,80 X 1219 X C</text:p>
          </table:table-cell>
          <table:table-cell table:number-columns-repeated="2" office:value-type="float" office:value="12050">
            <text:p>120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2712A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801219</text:p>
          </table:table-cell>
          <table:table-cell office:value-type="string">
            <text:p>AH73200B</text:p>
          </table:table-cell>
          <table:table-cell office:value-type="float" office:value="0">
            <text:p>0</text:p>
          </table:table-cell>
          <table:table-cell office:value-type="string">
            <text:p>CRC 0,80 X 1219 X C</text:p>
          </table:table-cell>
          <table:table-cell table:number-columns-repeated="2" office:value-type="float" office:value="11810">
            <text:p>1181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73200B</text:p>
          </table:table-cell>
          <table:table-cell office:value-type="string">
            <text:p>Hyundai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0801219</text:p>
          </table:table-cell>
          <table:table-cell office:value-type="string">
            <text:p>BSB609A</text:p>
          </table:table-cell>
          <table:table-cell office:value-type="float" office:value="0">
            <text:p>0</text:p>
          </table:table-cell>
          <table:table-cell office:value-type="string">
            <text:p>CRC 0,80 X 1219 X C</text:p>
          </table:table-cell>
          <table:table-cell table:number-columns-repeated="2" office:value-type="float" office:value="3821">
            <text:p>3821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BSB609A</text:p>
          </table:table-cell>
          <table:table-cell office:value-type="string">
            <text:p>HYSCO</text:p>
          </table:table-cell>
          <table:table-cell office:value-type="string">
            <text:p>A-2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0,80 X 1219 X C</text:p>
          </table:table-cell>
          <table:table-cell table:number-columns-repeated="2" office:value-type="float" office:value="46911">
            <text:p>46911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498444A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1173">
            <text:p>1173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498444A</text:p>
          </table:table-cell>
          <table:table-cell office:value-type="string">
            <text:p>KS ( Krakatau Steel )</text:p>
          </table:table-cell>
          <table:table-cell office:value-type="string">
            <text:p>P4</text:p>
          </table:table-cell>
          <table:table-cell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771428VA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9980">
            <text:p>99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1428VA</text:p>
          </table:table-cell>
          <table:table-cell office:value-type="string">
            <text:p>KS ( Krakatau Steel )</text:p>
          </table:table-cell>
          <table:table-cell office:value-type="string">
            <text:p>H-21</text:p>
          </table:table-cell>
          <table:table-cell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804123VAA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10010">
            <text:p>100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04123VA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829829VA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10140">
            <text:p>101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829829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CPL8518B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1858">
            <text:p>1858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PL8518B</text:p>
          </table:table-cell>
          <table:table-cell office:value-type="string">
            <text:p>Posco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001219</text:p>
          </table:table-cell>
          <table:table-cell office:value-type="string">
            <text:p>CPL9839B</text:p>
          </table:table-cell>
          <table:table-cell office:value-type="float" office:value="0">
            <text:p>0</text:p>
          </table:table-cell>
          <table:table-cell office:value-type="string">
            <text:p>CRC 1,00 X 1219 X C</text:p>
          </table:table-cell>
          <table:table-cell table:number-columns-repeated="2" office:value-type="float" office:value="13790">
            <text:p>137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CPL9839B</text:p>
          </table:table-cell>
          <table:table-cell office:value-type="string">
            <text:p>Posco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1,00 X 1219 X C</text:p>
          </table:table-cell>
          <table:table-cell table:number-columns-repeated="2" office:value-type="float" office:value="46951">
            <text:p>46951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2508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10">
            <text:p>102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2508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2509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6440">
            <text:p>64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2509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2803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40">
            <text:p>106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2803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3804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40">
            <text:p>103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3804VA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5312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030">
            <text:p>80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5312VB</text:p>
          </table:table-cell>
          <table:table-cell office:value-type="string">
            <text:p>KS ( Krakatau Steel )</text:p>
          </table:table-cell>
          <table:table-cell office:value-type="string">
            <text:p>H-0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5313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90">
            <text:p>102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5313VA</text:p>
          </table:table-cell>
          <table:table-cell office:value-type="string">
            <text:p>KS ( Krakatau Steel )</text:p>
          </table:table-cell>
          <table:table-cell office:value-type="string">
            <text:p>F-09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35314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060">
            <text:p>100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35314VA</text:p>
          </table:table-cell>
          <table:table-cell office:value-type="string">
            <text:p>KS ( Krakatau Steel )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40306W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50">
            <text:p>103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0306WB</text:p>
          </table:table-cell>
          <table:table-cell office:value-type="string">
            <text:p>KS ( Krakatau Steel )</text:p>
          </table:table-cell>
          <table:table-cell office:value-type="string">
            <text:p>G-06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41314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140">
            <text:p>101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1314VB</text:p>
          </table:table-cell>
          <table:table-cell office:value-type="string">
            <text:p>KS ( Krakatau Steel )</text:p>
          </table:table-cell>
          <table:table-cell office:value-type="string">
            <text:p>H-0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45908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90">
            <text:p>102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45908VB</text:p>
          </table:table-cell>
          <table:table-cell office:value-type="string">
            <text:p>KS ( Krakatau Steel )</text:p>
          </table:table-cell>
          <table:table-cell office:value-type="string">
            <text:p>H-04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443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50">
            <text:p>103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443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443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680">
            <text:p>96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443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639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950">
            <text:p>99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639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642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770">
            <text:p>97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642VA</text:p>
          </table:table-cell>
          <table:table-cell office:value-type="string">
            <text:p>KS ( Krakatau Steel )</text:p>
          </table:table-cell>
          <table:table-cell office:value-type="string">
            <text:p>G-05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644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7100">
            <text:p>71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644VA</text:p>
          </table:table-cell>
          <table:table-cell office:value-type="string">
            <text:p>KS ( Krakatau Steel )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63644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2310">
            <text:p>123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63644VB</text:p>
          </table:table-cell>
          <table:table-cell office:value-type="string">
            <text:p>KS ( Krakatau Steel )</text:p>
          </table:table-cell>
          <table:table-cell office:value-type="string">
            <text:p>G-02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5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20">
            <text:p>104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5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5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190">
            <text:p>101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5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6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20">
            <text:p>104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6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7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590">
            <text:p>105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7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7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860">
            <text:p>98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7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8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020">
            <text:p>10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8VB</text:p>
          </table:table-cell>
          <table:table-cell office:value-type="string">
            <text:p>KS ( Krakatau Steel )</text:p>
          </table:table-cell>
          <table:table-cell office:value-type="string">
            <text:p>G-30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59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500">
            <text:p>105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59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61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60">
            <text:p>104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61VA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3462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830">
            <text:p>98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3462VB</text:p>
          </table:table-cell>
          <table:table-cell office:value-type="string">
            <text:p>KS ( Krakatau Steel )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5913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730">
            <text:p>107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5913VA</text:p>
          </table:table-cell>
          <table:table-cell office:value-type="string">
            <text:p>KS ( Krakatau Steel )</text:p>
          </table:table-cell>
          <table:table-cell office:value-type="string">
            <text:p>I-15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5914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40">
            <text:p>104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5914VA</text:p>
          </table:table-cell>
          <table:table-cell office:value-type="string">
            <text:p>KS ( Krakatau Steel )</text:p>
          </table:table-cell>
          <table:table-cell office:value-type="string">
            <text:p>I-2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5914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90">
            <text:p>104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5914VB</text:p>
          </table:table-cell>
          <table:table-cell office:value-type="string">
            <text:p>KS ( Krakatau Steel )</text:p>
          </table:table-cell>
          <table:table-cell office:value-type="string">
            <text:p>I-2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5916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60">
            <text:p>103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5916VA</text:p>
          </table:table-cell>
          <table:table-cell office:value-type="string">
            <text:p>KS ( Krakatau Steel )</text:p>
          </table:table-cell>
          <table:table-cell office:value-type="string">
            <text:p>H-05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145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610">
            <text:p>96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145VB</text:p>
          </table:table-cell>
          <table:table-cell office:value-type="string">
            <text:p>KS ( Krakatau Steel )</text:p>
          </table:table-cell>
          <table:table-cell office:value-type="string">
            <text:p>H-06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146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20">
            <text:p>104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146VA</text:p>
          </table:table-cell>
          <table:table-cell office:value-type="string">
            <text:p>KS ( Krakatau Steel )</text:p>
          </table:table-cell>
          <table:table-cell office:value-type="string">
            <text:p>I-16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146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90">
            <text:p>104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146VB</text:p>
          </table:table-cell>
          <table:table-cell office:value-type="string">
            <text:p>KS ( Krakatau Steel )</text:p>
          </table:table-cell>
          <table:table-cell office:value-type="string">
            <text:p>H-16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319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50">
            <text:p>104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319VA</text:p>
          </table:table-cell>
          <table:table-cell office:value-type="string">
            <text:p>KS ( Krakatau Steel )</text:p>
          </table:table-cell>
          <table:table-cell office:value-type="string">
            <text:p>I-18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319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80">
            <text:p>1038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319VB</text:p>
          </table:table-cell>
          <table:table-cell office:value-type="string">
            <text:p>KS ( Krakatau Steel )</text:p>
          </table:table-cell>
          <table:table-cell office:value-type="string">
            <text:p>H-26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321V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20">
            <text:p>102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321VA</text:p>
          </table:table-cell>
          <table:table-cell office:value-type="string">
            <text:p>KS ( Krakatau Steel )</text:p>
          </table:table-cell>
          <table:table-cell office:value-type="string">
            <text:p>I-1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321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60">
            <text:p>106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321VB</text:p>
          </table:table-cell>
          <table:table-cell office:value-type="string">
            <text:p>KS ( Krakatau Steel )</text:p>
          </table:table-cell>
          <table:table-cell office:value-type="string">
            <text:p>I-15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344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300">
            <text:p>103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344VB</text:p>
          </table:table-cell>
          <table:table-cell office:value-type="string">
            <text:p>KS ( Krakatau Steel )</text:p>
          </table:table-cell>
          <table:table-cell office:value-type="string">
            <text:p>H-05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776759V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600">
            <text:p>96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776759VB</text:p>
          </table:table-cell>
          <table:table-cell office:value-type="string">
            <text:p>KS ( Krakatau Steel )</text:p>
          </table:table-cell>
          <table:table-cell office:value-type="string">
            <text:p>I-18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0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20">
            <text:p>1142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0A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0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80">
            <text:p>106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0B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1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350">
            <text:p>113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1A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1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930">
            <text:p>99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15321B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2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390">
            <text:p>113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2A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2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840">
            <text:p>108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2B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3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330">
            <text:p>1133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3A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3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790">
            <text:p>107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3B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15324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00">
            <text:p>114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AH15324A</text:p>
          </table:table-cell>
          <table:table-cell office:value-type="string">
            <text:p>Hyundai</text:p>
          </table:table-cell>
          <table:table-cell office:value-type="string">
            <text:p>GUDANG BARU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38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10">
            <text:p>114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38A</text:p>
          </table:table-cell>
          <table:table-cell office:value-type="string">
            <text:p>Hyundai</text:p>
          </table:table-cell>
          <table:table-cell office:value-type="string">
            <text:p>H24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38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870">
            <text:p>108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38B</text:p>
          </table:table-cell>
          <table:table-cell office:value-type="string">
            <text:p>Hyundai</text:p>
          </table:table-cell>
          <table:table-cell office:value-type="string">
            <text:p>H12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39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70">
            <text:p>1147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39A</text:p>
          </table:table-cell>
          <table:table-cell office:value-type="string">
            <text:p>Hyundai</text:p>
          </table:table-cell>
          <table:table-cell office:value-type="string">
            <text:p>H26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39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930">
            <text:p>109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39B</text:p>
          </table:table-cell>
          <table:table-cell office:value-type="string">
            <text:p>Hyundai</text:p>
          </table:table-cell>
          <table:table-cell office:value-type="string">
            <text:p>G29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0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240">
            <text:p>1124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0A</text:p>
          </table:table-cell>
          <table:table-cell office:value-type="string">
            <text:p>Hyundai</text:p>
          </table:table-cell>
          <table:table-cell office:value-type="string">
            <text:p>F17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0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90">
            <text:p>106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0B</text:p>
          </table:table-cell>
          <table:table-cell office:value-type="string">
            <text:p>Hyundai</text:p>
          </table:table-cell>
          <table:table-cell office:value-type="string">
            <text:p>I29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1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50">
            <text:p>114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1A</text:p>
          </table:table-cell>
          <table:table-cell office:value-type="string">
            <text:p>Hyundai</text:p>
          </table:table-cell>
          <table:table-cell office:value-type="string">
            <text:p>H12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1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910">
            <text:p>109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1B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2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390">
            <text:p>1139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2A</text:p>
          </table:table-cell>
          <table:table-cell office:value-type="string">
            <text:p>Hyundai</text:p>
          </table:table-cell>
          <table:table-cell office:value-type="string">
            <text:p>H10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2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850">
            <text:p>108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2B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5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760">
            <text:p>1076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5A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5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00">
            <text:p>102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5B</text:p>
          </table:table-cell>
          <table:table-cell office:value-type="string">
            <text:p>Hyundai</text:p>
          </table:table-cell>
          <table:table-cell office:value-type="string">
            <text:p>H27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22446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30">
            <text:p>102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22446B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30095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450">
            <text:p>1145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30095A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AH30095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920">
            <text:p>109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AH30095B</text:p>
          </table:table-cell>
          <table:table-cell office:value-type="string">
            <text:p>Hyundai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6141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100">
            <text:p>111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6141B</text:p>
          </table:table-cell>
          <table:table-cell office:value-type="string">
            <text:p>Posco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6142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130">
            <text:p>1113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6142B</text:p>
          </table:table-cell>
          <table:table-cell office:value-type="string">
            <text:p>Posco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6143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3020">
            <text:p>130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6143A</text:p>
          </table:table-cell>
          <table:table-cell office:value-type="string">
            <text:p>Posco</text:p>
          </table:table-cell>
          <table:table-cell office:value-type="string">
            <text:p>G15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6143B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3110">
            <text:p>1311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6143B</text:p>
          </table:table-cell>
          <table:table-cell office:value-type="string">
            <text:p>Posco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6198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100">
            <text:p>1110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6198A</text:p>
          </table:table-cell>
          <table:table-cell office:value-type="string">
            <text:p>Posco</text:p>
          </table:table-cell>
          <table:table-cell office:value-type="string">
            <text:p>I1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CPK7561A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820">
            <text:p>10820</text:p>
          </table:table-cell>
          <table:table-cell office:value-type="string">
            <text:p>KG</text:p>
          </table:table-cell>
          <table:table-cell office:value-type="string">
            <text:p>SPCC-1D</text:p>
          </table:table-cell>
          <table:table-cell office:value-type="string">
            <text:p>CPK7561A</text:p>
          </table:table-cell>
          <table:table-cell office:value-type="string">
            <text:p>Posco</text:p>
          </table:table-cell>
          <table:table-cell office:value-type="string">
            <text:p>I0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416122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7045">
            <text:p>70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41612200</text:p>
          </table:table-cell>
          <table:table-cell office:value-type="string">
            <text:p>Essar</text:p>
          </table:table-cell>
          <table:table-cell office:value-type="string">
            <text:p>I-2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00003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7600">
            <text:p>7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00003</text:p>
          </table:table-cell>
          <table:table-cell office:value-type="string">
            <text:p>Essar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1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00">
            <text:p>10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11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1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565">
            <text:p>105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12000</text:p>
          </table:table-cell>
          <table:table-cell office:value-type="string">
            <text:p>Essar</text:p>
          </table:table-cell>
          <table:table-cell office:value-type="string">
            <text:p>F-20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20002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85">
            <text:p>102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20002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3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170">
            <text:p>101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31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3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075">
            <text:p>10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32000</text:p>
          </table:table-cell>
          <table:table-cell office:value-type="string">
            <text:p>Essar</text:p>
          </table:table-cell>
          <table:table-cell office:value-type="string">
            <text:p>G-23A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5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45">
            <text:p>106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52000</text:p>
          </table:table-cell>
          <table:table-cell office:value-type="string">
            <text:p>Essar</text:p>
          </table:table-cell>
          <table:table-cell office:value-type="string">
            <text:p>F-19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60002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770">
            <text:p>87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60002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70001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980">
            <text:p>89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70001</text:p>
          </table:table-cell>
          <table:table-cell office:value-type="string">
            <text:p>Essar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70002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645">
            <text:p>86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70002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8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740">
            <text:p>107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81000</text:p>
          </table:table-cell>
          <table:table-cell office:value-type="string">
            <text:p>Essar</text:p>
          </table:table-cell>
          <table:table-cell office:value-type="string">
            <text:p>H-23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88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260">
            <text:p>102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882000</text:p>
          </table:table-cell>
          <table:table-cell office:value-type="string">
            <text:p>Essar</text:p>
          </table:table-cell>
          <table:table-cell office:value-type="string">
            <text:p>F-19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900001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2750">
            <text:p>127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900001</text:p>
          </table:table-cell>
          <table:table-cell office:value-type="string">
            <text:p>Essar</text:p>
          </table:table-cell>
          <table:table-cell office:value-type="string">
            <text:p>I-1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900002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7075">
            <text:p>707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900002</text:p>
          </table:table-cell>
          <table:table-cell office:value-type="string">
            <text:p>Essar</text:p>
          </table:table-cell>
          <table:table-cell office:value-type="string">
            <text:p>I-24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91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2490">
            <text:p>124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911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N8196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600">
            <text:p>1060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N81961000</text:p>
          </table:table-cell>
          <table:table-cell office:value-type="string">
            <text:p>Essar</text:p>
          </table:table-cell>
          <table:table-cell office:value-type="string">
            <text:p>H-23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571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580">
            <text:p>958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5711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571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860">
            <text:p>8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5712000</text:p>
          </table:table-cell>
          <table:table-cell office:value-type="string">
            <text:p>Essar</text:p>
          </table:table-cell>
          <table:table-cell office:value-type="string">
            <text:p>D-06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637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860">
            <text:p>986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6371000</text:p>
          </table:table-cell>
          <table:table-cell office:value-type="string">
            <text:p>Essar</text:p>
          </table:table-cell>
          <table:table-cell office:value-type="string">
            <text:p>C-27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637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115">
            <text:p>911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6372000</text:p>
          </table:table-cell>
          <table:table-cell office:value-type="string">
            <text:p>Essar</text:p>
          </table:table-cell>
          <table:table-cell office:value-type="string">
            <text:p>D-3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638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9950">
            <text:p>995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6381000</text:p>
          </table:table-cell>
          <table:table-cell office:value-type="string">
            <text:p>Essar</text:p>
          </table:table-cell>
          <table:table-cell office:value-type="string">
            <text:p>D-8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659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755">
            <text:p>87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6592000</text:p>
          </table:table-cell>
          <table:table-cell office:value-type="string">
            <text:p>Essar</text:p>
          </table:table-cell>
          <table:table-cell office:value-type="string">
            <text:p>C-10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16593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8435">
            <text:p>843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16593000</text:p>
          </table:table-cell>
          <table:table-cell office:value-type="string">
            <text:p>Essar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150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785">
            <text:p>1078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1501000</text:p>
          </table:table-cell>
          <table:table-cell office:value-type="string">
            <text:p>Essar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150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440">
            <text:p>1044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1502000</text:p>
          </table:table-cell>
          <table:table-cell office:value-type="string">
            <text:p>Essar</text:p>
          </table:table-cell>
          <table:table-cell office:value-type="string">
            <text:p>LE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202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855">
            <text:p>1085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2021000</text:p>
          </table:table-cell>
          <table:table-cell office:value-type="string">
            <text:p>Essar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202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070">
            <text:p>1007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2022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203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090">
            <text:p>10090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2032000</text:p>
          </table:table-cell>
          <table:table-cell office:value-type="string">
            <text:p>Essar</text:p>
          </table:table-cell>
          <table:table-cell office:value-type="string">
            <text:p>LB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2141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1245">
            <text:p>1124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2141000</text:p>
          </table:table-cell>
          <table:table-cell office:value-type="string">
            <text:p>Essar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office:value-type="string">
            <text:p>CR1201219</text:p>
          </table:table-cell>
          <table:table-cell office:value-type="string">
            <text:p>NP22142000</text:p>
          </table:table-cell>
          <table:table-cell office:value-type="float" office:value="0">
            <text:p>0</text:p>
          </table:table-cell>
          <table:table-cell office:value-type="string">
            <text:p>CRC 1,20 X 1219 X C</text:p>
          </table:table-cell>
          <table:table-cell table:number-columns-repeated="2" office:value-type="float" office:value="10165">
            <text:p>10165</text:p>
          </table:table-cell>
          <table:table-cell office:value-type="string">
            <text:p>KG</text:p>
          </table:table-cell>
          <table:table-cell office:value-type="string">
            <text:p>SPCC-1B</text:p>
          </table:table-cell>
          <table:table-cell office:value-type="string">
            <text:p>NP22142000</text:p>
          </table:table-cell>
          <table:table-cell office:value-type="string">
            <text:p>Essar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C 1,20 X 1219 X C</text:p>
          </table:table-cell>
          <table:table-cell table:number-columns-repeated="2" office:value-type="float" office:value="1022070">
            <text:p>102207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11086010">
            <text:p>11086010</text:p>
          </table:table-cell>
          <table:table-cell office:value-type="string">
            <text:p>KG</text:p>
          </table:table-cell>
          <table:table-cell table:number-columns-repeated="5"/>
        </table:table-row>
        <table:table-row table:style-name="ro1" table:number-rows-repeated="640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14/07/2017</text:date>, <text:time>14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7-14T14:06:11.37</meta:creation-date>
    <dc:date>2017-07-14T14:12:44.89</dc:date>
    <meta:editing-duration>PT00H06M33S</meta:editing-duration>
    <meta:editing-cycles>1</meta:editing-cycles>
    <meta:document-statistic meta:table-count="3" meta:cell-count="10630" meta:object-count="0"/>
    <meta:generator>OpenOffice.org/3.2$Win32 OpenOffice.org_project/320m18$Build-9502</meta:generator>
  </office:meta>
</office:document-meta>
</file>